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Lohit Hindi1" svg:font-family="'Lohit Hind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fo:font-weight="normal" officeooo:rsid="005a0400" officeooo:paragraph-rsid="005bb4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Serif" fo:font-size="12pt" fo:font-weight="bold" officeooo:rsid="00279127" officeooo:paragraph-rsid="00279127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style:font-name="Liberation Serif" fo:font-size="12pt" fo:font-weight="bold" officeooo:rsid="00190403" officeooo:paragraph-rsid="0023f0b5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style:font-name="Liberation Serif" fo:font-size="12pt" fo:font-weight="bold" officeooo:rsid="0012964b" officeooo:paragraph-rsid="0025bf76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style:font-name="Liberation Serif" fo:font-size="12pt" fo:font-weight="bold" officeooo:rsid="00489923" officeooo:paragraph-rsid="00489923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Liberation Serif" fo:font-size="12pt" fo:font-weight="bold" officeooo:rsid="001ac288" officeooo:paragraph-rsid="0025bf76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Liberation Serif" fo:font-size="12pt" fo:font-weight="bold" officeooo:rsid="001252be" officeooo:paragraph-rsid="001252be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style:font-name="Liberation Serif" fo:font-size="12pt" fo:font-weight="bold" officeooo:rsid="00199fd6" officeooo:paragraph-rsid="00268554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Liberation Serif" fo:font-size="12pt" fo:font-weight="bold" officeooo:rsid="00168e36" officeooo:paragraph-rsid="00168e36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style:font-name="Liberation Serif" fo:font-size="12pt" fo:font-weight="bold" officeooo:rsid="00596320" officeooo:paragraph-rsid="00596320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style:font-name="Liberation Serif" fo:font-size="12pt" fo:font-weight="bold" officeooo:rsid="006f7551" officeooo:paragraph-rsid="006f7551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font-weight="bold" officeooo:rsid="0048e0cb" officeooo:paragraph-rsid="0048e0cb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style:use-window-font-color="true" style:font-name="Liberation Serif" fo:font-size="12pt" officeooo:rsid="0010c5f9" officeooo:paragraph-rsid="0010c5f9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190403" officeooo:paragraph-rsid="0023f0b5" style:font-size-asian="12pt" style:font-size-complex="12pt"/>
    </style:style>
    <style:style style:name="P15" style:family="paragraph" style:parent-style-name="Standard">
      <style:text-properties style:use-window-font-color="true" style:font-name="Liberation Serif" fo:font-size="12pt" officeooo:rsid="00190403" officeooo:paragraph-rsid="00180fe6" style:font-size-asian="12pt" style:font-size-complex="12pt"/>
    </style:style>
    <style:style style:name="P16" style:family="paragraph" style:parent-style-name="Standard">
      <style:text-properties style:use-window-font-color="true" style:font-name="Liberation Serif" fo:font-size="12pt" officeooo:rsid="00149488" officeooo:paragraph-rsid="0025bf76" style:font-size-asian="12pt" style:font-size-complex="12pt"/>
    </style:style>
    <style:style style:name="P17" style:family="paragraph" style:parent-style-name="Standard">
      <style:text-properties style:use-window-font-color="true" style:font-name="Liberation Serif" fo:font-size="12pt" officeooo:rsid="00149488" officeooo:paragraph-rsid="00456cff" style:font-size-asian="12pt" style:font-size-complex="12pt"/>
    </style:style>
    <style:style style:name="P18" style:family="paragraph" style:parent-style-name="Standard">
      <style:text-properties style:use-window-font-color="true" style:font-name="Liberation Serif" fo:font-size="12pt" officeooo:rsid="00149488" officeooo:paragraph-rsid="0012964b" style:font-size-asian="12pt" style:font-size-complex="12pt"/>
    </style:style>
    <style:style style:name="P19" style:family="paragraph" style:parent-style-name="Standard">
      <style:text-properties style:use-window-font-color="true" style:font-name="Liberation Serif" fo:font-size="12pt" officeooo:rsid="0048e0cb" officeooo:paragraph-rsid="0048ea30" style:font-size-asian="12pt" style:font-size-complex="12pt"/>
    </style:style>
    <style:style style:name="P20" style:family="paragraph" style:parent-style-name="Standard">
      <style:text-properties style:use-window-font-color="true" style:font-name="Liberation Serif" fo:font-size="12pt" officeooo:rsid="001ac288" officeooo:paragraph-rsid="0025bf76" style:font-size-asian="12pt" style:font-size-complex="12pt"/>
    </style:style>
    <style:style style:name="P21" style:family="paragraph" style:parent-style-name="Preformatted_20_Text" style:list-style-name="L4">
      <style:paragraph-properties fo:text-align="start" style:justify-single-word="false"/>
      <style:text-properties style:use-window-font-color="true" style:font-name="Liberation Serif" fo:font-size="12pt" fo:font-weight="normal" officeooo:paragraph-rsid="009b70e8" style:font-size-asian="12pt" style:font-weight-asian="normal" style:font-size-complex="12pt" style:font-weight-complex="normal"/>
    </style:style>
    <style:style style:name="P22" style:family="paragraph" style:parent-style-name="Preformatted_20_Text" style:list-style-name="L4">
      <style:paragraph-properties fo:text-align="start" style:justify-single-word="false"/>
      <style:text-properties style:use-window-font-color="true" style:font-name="Liberation Serif" fo:font-size="12pt" fo:font-weight="normal" officeooo:rsid="0008fc0c" officeooo:paragraph-rsid="009b70e8" style:font-size-asian="12pt" style:font-weight-asian="normal" style:font-size-complex="12pt" style:font-weight-complex="normal"/>
    </style:style>
    <style:style style:name="P23" style:family="paragraph" style:parent-style-name="Preformatted_20_Text" style:list-style-name="L4">
      <style:paragraph-properties fo:text-align="start" style:justify-single-word="false"/>
      <style:text-properties style:use-window-font-color="true" style:font-name="Liberation Serif" fo:font-size="12pt" fo:font-weight="normal" officeooo:rsid="009b70e8" officeooo:paragraph-rsid="009b70e8" style:font-size-asian="12pt" style:font-weight-asian="normal" style:font-size-complex="12pt" style:font-weight-complex="normal"/>
    </style:style>
    <style:style style:name="P24" style:family="paragraph" style:parent-style-name="Text_20_body" style:list-style-name="L13">
      <style:paragraph-properties fo:margin-top="0in" fo:margin-bottom="0in" style:contextual-spacing="false"/>
      <style:text-properties style:use-window-font-color="true" officeooo:paragraph-rsid="005a0400"/>
    </style:style>
    <style:style style:name="P25" style:family="paragraph" style:parent-style-name="Text_20_body" style:list-style-name="L13">
      <style:paragraph-properties fo:margin-top="0in" fo:margin-bottom="0in" style:contextual-spacing="false"/>
      <style:text-properties style:use-window-font-color="true" style:font-name="Liberation Serif" fo:font-size="12pt" fo:font-weight="normal" officeooo:rsid="005a0400" officeooo:paragraph-rsid="005a0400" style:font-size-asian="12pt" style:font-weight-asian="normal" style:font-size-complex="12pt" style:font-weight-complex="normal"/>
    </style:style>
    <style:style style:name="P26" style:family="paragraph" style:parent-style-name="Text_20_body" style:list-style-name="L13">
      <style:paragraph-properties fo:margin-top="0in" fo:margin-bottom="0in" style:contextual-spacing="false"/>
      <style:text-properties style:use-window-font-color="true" style:font-name="Liberation Serif" fo:font-size="12pt" fo:font-weight="normal" officeooo:rsid="005bb42a" officeooo:paragraph-rsid="005bb42a" style:font-size-asian="12pt" style:font-weight-asian="normal" style:font-size-complex="12pt" style:font-weight-complex="normal"/>
    </style:style>
    <style:style style:name="P27" style:family="paragraph" style:parent-style-name="Text_20_body" style:list-style-name="L13">
      <style:paragraph-properties fo:margin-top="0in" fo:margin-bottom="0in" style:contextual-spacing="false"/>
      <style:text-properties style:use-window-font-color="true" style:font-name="Liberation Serif" fo:font-size="12pt" fo:font-weight="normal" officeooo:rsid="0087edb1" officeooo:paragraph-rsid="0087edb1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use-window-font-color="true" style:font-name="Liberation Serif" fo:font-size="12pt" fo:font-weight="bold" officeooo:rsid="00011111" officeooo:paragraph-rsid="00a9aa3a" style:font-size-asian="12pt" style:font-weight-asian="bold" style:font-size-complex="12pt" style:font-weight-complex="bold"/>
    </style:style>
    <style:style style:name="P29" style:family="paragraph" style:parent-style-name="Standard" style:list-style-name="L2">
      <style:text-properties style:use-window-font-color="true" style:font-name="Liberation Serif" fo:font-size="12pt" fo:font-weight="bold" officeooo:rsid="00021026" officeooo:paragraph-rsid="000c4f7f" style:font-size-asian="12pt" style:font-weight-asian="bold" style:font-size-complex="12pt" style:font-weight-complex="bold"/>
    </style:style>
    <style:style style:name="P30" style:family="paragraph" style:parent-style-name="Standard" style:list-style-name="L3">
      <style:text-properties style:use-window-font-color="true" style:font-name="Liberation Serif" fo:font-size="12pt" fo:font-weight="bold" officeooo:rsid="00021026" officeooo:paragraph-rsid="00021026" style:font-size-asian="12pt" style:font-weight-asian="bold" style:font-size-complex="12pt" style:font-weight-complex="bold"/>
    </style:style>
    <style:style style:name="P31" style:family="paragraph" style:parent-style-name="Standard" style:list-style-name="L2">
      <style:text-properties style:use-window-font-color="true" style:font-name="Liberation Serif" fo:font-size="12pt" fo:font-weight="bold" officeooo:rsid="007a39d8" officeooo:paragraph-rsid="007a39d8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text-properties style:use-window-font-color="true" style:font-name="Liberation Serif" fo:font-size="12pt" fo:font-weight="bold" officeooo:rsid="00711259" officeooo:paragraph-rsid="00711259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text-properties style:use-window-font-color="true" style:font-name="Liberation Serif" fo:font-size="12pt" fo:font-weight="bold" officeooo:rsid="00b7cc78" officeooo:paragraph-rsid="00b7cc78" style:font-size-asian="12pt" style:font-weight-asian="bold" style:font-size-complex="12pt" style:font-weight-complex="bold"/>
    </style:style>
    <style:style style:name="P34" style:family="paragraph" style:parent-style-name="Standard" style:list-style-name="L3">
      <style:text-properties style:use-window-font-color="true" style:font-name="Liberation Serif" fo:font-size="12pt" fo:font-weight="bold" officeooo:rsid="00022a2f" officeooo:paragraph-rsid="00022a2f" style:font-size-asian="12pt" style:font-weight-asian="bold" style:font-size-complex="12pt" style:font-weight-complex="bold"/>
    </style:style>
    <style:style style:name="P35" style:family="paragraph" style:parent-style-name="Standard" style:list-style-name="L3">
      <style:text-properties style:use-window-font-color="true" style:font-name="Liberation Serif" fo:font-size="12pt" fo:font-weight="bold" officeooo:rsid="000594f6" officeooo:paragraph-rsid="000594f6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text-properties style:use-window-font-color="true" style:font-name="Liberation Serif" fo:font-size="12pt" fo:font-weight="bold" officeooo:rsid="000594f6" officeooo:paragraph-rsid="000594f6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text-properties style:use-window-font-color="true" style:font-name="Liberation Serif" fo:font-size="12pt" fo:font-weight="bold" officeooo:rsid="0005e547" officeooo:paragraph-rsid="0005e547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text-properties style:use-window-font-color="true" style:font-name="Liberation Serif" fo:font-size="12pt" fo:font-weight="bold" officeooo:rsid="00bb0af6" officeooo:paragraph-rsid="00bb0af6" style:font-size-asian="12pt" style:font-weight-asian="bold" style:font-size-complex="12pt" style:font-weight-complex="bold"/>
    </style:style>
    <style:style style:name="P39" style:family="paragraph" style:parent-style-name="Standard" style:list-style-name="L4">
      <style:text-properties style:use-window-font-color="true" style:font-name="Liberation Serif" fo:font-size="12pt" fo:font-weight="bold" officeooo:rsid="0008fc0c" officeooo:paragraph-rsid="0008fc0c" style:font-size-asian="12pt" style:font-weight-asian="bold" style:font-size-complex="12pt" style:font-weight-complex="bold"/>
    </style:style>
    <style:style style:name="P40" style:family="paragraph" style:parent-style-name="Standard" style:list-style-name="L4">
      <style:text-properties style:use-window-font-color="true" style:font-name="Liberation Serif" fo:font-size="12pt" fo:font-weight="bold" officeooo:rsid="000e2cde" officeooo:paragraph-rsid="000e2cde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text-properties style:use-window-font-color="true" style:font-name="Liberation Serif" fo:font-size="12pt" fo:font-weight="bold" officeooo:rsid="000f8216" officeooo:paragraph-rsid="000f8216" style:font-size-asian="12pt" style:font-weight-asian="bold" style:font-size-complex="12pt" style:font-weight-complex="bold"/>
    </style:style>
    <style:style style:name="P42" style:family="paragraph" style:parent-style-name="Standard" style:list-style-name="L4">
      <style:text-properties style:use-window-font-color="true" style:font-name="Liberation Serif" fo:font-size="12pt" fo:font-weight="bold" officeooo:rsid="00b3d8bb" officeooo:paragraph-rsid="00b3d8bb" style:font-size-asian="12pt" style:font-weight-asian="bold" style:font-size-complex="12pt" style:font-weight-complex="bold"/>
    </style:style>
    <style:style style:name="P43" style:family="paragraph" style:parent-style-name="Standard" style:list-style-name="L5">
      <style:text-properties style:use-window-font-color="true" style:font-name="Liberation Serif" fo:font-size="12pt" fo:font-weight="bold" officeooo:rsid="001de07b" officeooo:paragraph-rsid="0023f0b5" style:font-size-asian="12pt" style:font-weight-asian="bold" style:font-size-complex="12pt" style:font-weight-complex="bold"/>
    </style:style>
    <style:style style:name="P44" style:family="paragraph" style:parent-style-name="Standard" style:list-style-name="L5">
      <style:text-properties style:use-window-font-color="true" style:font-name="Liberation Serif" fo:font-size="12pt" fo:font-weight="bold" officeooo:rsid="001e6904" officeooo:paragraph-rsid="0023f0b5" style:font-size-asian="12pt" style:font-weight-asian="bold" style:font-size-complex="12pt" style:font-weight-complex="bold"/>
    </style:style>
    <style:style style:name="P45" style:family="paragraph" style:parent-style-name="Standard" style:list-style-name="L6">
      <style:text-properties style:use-window-font-color="true" style:font-name="Liberation Serif" fo:font-size="12pt" fo:font-weight="bold" officeooo:rsid="0012964b" officeooo:paragraph-rsid="0025bf76" style:font-size-asian="12pt" style:font-weight-asian="bold" style:font-size-complex="12pt" style:font-weight-complex="bold"/>
    </style:style>
    <style:style style:name="P46" style:family="paragraph" style:parent-style-name="Standard" style:list-style-name="L6">
      <style:text-properties style:use-window-font-color="true" style:font-name="Liberation Serif" fo:font-size="12pt" fo:font-weight="bold" officeooo:rsid="0012964b" officeooo:paragraph-rsid="002ad3d4" style:font-size-asian="12pt" style:font-weight-asian="bold" style:font-size-complex="12pt" style:font-weight-complex="bold"/>
    </style:style>
    <style:style style:name="P47" style:family="paragraph" style:parent-style-name="Standard" style:list-style-name="L6">
      <style:text-properties style:use-window-font-color="true" style:font-name="Liberation Serif" fo:font-size="12pt" fo:font-weight="bold" officeooo:rsid="0012964b" officeooo:paragraph-rsid="002cdfa3" style:font-size-asian="12pt" style:font-weight-asian="bold" style:font-size-complex="12pt" style:font-weight-complex="bold"/>
    </style:style>
    <style:style style:name="P48" style:family="paragraph" style:parent-style-name="Standard" style:list-style-name="L6">
      <style:text-properties style:use-window-font-color="true" style:font-name="Liberation Serif" fo:font-size="12pt" fo:font-weight="bold" officeooo:rsid="00149488" officeooo:paragraph-rsid="0025bf76" style:font-size-asian="12pt" style:font-weight-asian="bold" style:font-size-complex="12pt" style:font-weight-complex="bold"/>
    </style:style>
    <style:style style:name="P49" style:family="paragraph" style:parent-style-name="Standard" style:list-style-name="L7">
      <style:text-properties style:use-window-font-color="true" style:font-name="Liberation Serif" fo:font-size="12pt" fo:font-weight="bold" officeooo:rsid="00cf8cf4" officeooo:paragraph-rsid="00cf8cf4" style:font-size-asian="12pt" style:font-weight-asian="bold" style:font-size-complex="12pt" style:font-weight-complex="bold"/>
    </style:style>
    <style:style style:name="P50" style:family="paragraph" style:parent-style-name="Standard" style:list-style-name="L7">
      <style:text-properties style:use-window-font-color="true" style:font-name="Liberation Serif" fo:font-size="12pt" fo:font-weight="bold" officeooo:paragraph-rsid="00d0b5f6" style:font-size-asian="12pt" style:font-weight-asian="bold" style:font-size-complex="12pt" style:font-weight-complex="bold"/>
    </style:style>
    <style:style style:name="P51" style:family="paragraph" style:parent-style-name="Standard" style:list-style-name="L7">
      <style:text-properties style:use-window-font-color="true" style:font-name="Liberation Serif" fo:font-size="12pt" fo:font-weight="bold" officeooo:paragraph-rsid="00456cff" style:font-size-asian="12pt" style:font-weight-asian="bold" style:font-size-complex="12pt" style:font-weight-complex="bold"/>
    </style:style>
    <style:style style:name="P52" style:family="paragraph" style:parent-style-name="Standard" style:list-style-name="L7">
      <style:text-properties style:use-window-font-color="true" style:font-name="Liberation Serif" fo:font-size="12pt" fo:font-weight="bold" officeooo:rsid="00e0f1a8" officeooo:paragraph-rsid="00e0f1a8" style:font-size-asian="12pt" style:font-weight-asian="bold" style:font-size-complex="12pt" style:font-weight-complex="bold"/>
    </style:style>
    <style:style style:name="P53" style:family="paragraph" style:parent-style-name="Standard" style:list-style-name="L7">
      <style:text-properties style:use-window-font-color="true" style:font-name="Liberation Serif" fo:font-size="12pt" fo:font-weight="bold" officeooo:rsid="00edaed6" officeooo:paragraph-rsid="00edaed6" style:font-size-asian="12pt" style:font-weight-asian="bold" style:font-size-complex="12pt" style:font-weight-complex="bold"/>
    </style:style>
    <style:style style:name="P54" style:family="paragraph" style:parent-style-name="Standard" style:list-style-name="L7">
      <style:text-properties style:use-window-font-color="true" style:font-name="Liberation Serif" fo:font-size="12pt" fo:font-weight="bold" officeooo:rsid="00ec8b7e" officeooo:paragraph-rsid="00ec8b7e" style:font-size-asian="12pt" style:font-weight-asian="bold" style:font-size-complex="12pt" style:font-weight-complex="bold"/>
    </style:style>
    <style:style style:name="P55" style:family="paragraph" style:parent-style-name="Standard" style:list-style-name="L10">
      <style:text-properties style:use-window-font-color="true" style:font-name="Liberation Serif" fo:font-size="12pt" fo:font-weight="bold" officeooo:rsid="005f12cb" officeooo:paragraph-rsid="005f12cb" style:font-size-asian="12pt" style:font-weight-asian="bold" style:font-size-complex="12pt" style:font-weight-complex="bold"/>
    </style:style>
    <style:style style:name="P56" style:family="paragraph" style:parent-style-name="Standard" style:list-style-name="L10">
      <style:text-properties style:use-window-font-color="true" style:font-name="Liberation Serif" fo:font-size="12pt" fo:font-weight="bold" officeooo:rsid="001252be" officeooo:paragraph-rsid="001252be" style:font-size-asian="12pt" style:font-weight-asian="bold" style:font-size-complex="12pt" style:font-weight-complex="bold"/>
    </style:style>
    <style:style style:name="P57" style:family="paragraph" style:parent-style-name="Standard" style:list-style-name="L11">
      <style:text-properties style:use-window-font-color="true" style:font-name="Liberation Serif" fo:font-size="12pt" fo:font-weight="bold" officeooo:paragraph-rsid="0037eef8" style:font-size-asian="12pt" style:font-weight-asian="bold" style:font-size-complex="12pt" style:font-weight-complex="bold"/>
    </style:style>
    <style:style style:name="P58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bold" officeooo:rsid="0037eef8" officeooo:paragraph-rsid="0037eef8" style:font-size-asian="12pt" style:font-weight-asian="bold" style:font-size-complex="12pt" style:font-weight-complex="bold"/>
    </style:style>
    <style:style style:name="P59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bold" officeooo:rsid="0037eef8" officeooo:paragraph-rsid="0041ee0f" style:font-size-asian="12pt" style:font-weight-asian="bold" style:font-size-complex="12pt" style:font-weight-complex="bold"/>
    </style:style>
    <style:style style:name="P60" style:family="paragraph" style:parent-style-name="Standard" style:list-style-name="L11">
      <style:text-properties style:use-window-font-color="true" style:font-name="Liberation Serif" fo:font-size="12pt" fo:font-weight="bold" officeooo:rsid="00199fd6" officeooo:paragraph-rsid="00268554" style:font-size-asian="12pt" style:font-weight-asian="bold" style:font-size-complex="12pt" style:font-weight-complex="bold"/>
    </style:style>
    <style:style style:name="P61" style:family="paragraph" style:parent-style-name="Standard" style:list-style-name="L12">
      <style:text-properties style:use-window-font-color="true" style:font-name="Liberation Serif" fo:font-size="12pt" fo:font-weight="bold" officeooo:rsid="00590ea7" officeooo:paragraph-rsid="00590ea7" style:font-size-asian="12pt" style:font-weight-asian="bold" style:font-size-complex="12pt" style:font-weight-complex="bold"/>
    </style:style>
    <style:style style:name="P62" style:family="paragraph" style:parent-style-name="Standard" style:list-style-name="L12">
      <style:text-properties style:use-window-font-color="true" style:font-name="Liberation Serif" fo:font-size="12pt" fo:font-weight="bold" officeooo:rsid="00168e36" officeooo:paragraph-rsid="00168e36" style:font-size-asian="12pt" style:font-weight-asian="bold" style:font-size-complex="12pt" style:font-weight-complex="bold"/>
    </style:style>
    <style:style style:name="P63" style:family="paragraph" style:parent-style-name="Standard" style:list-style-name="L13">
      <style:text-properties style:use-window-font-color="true" style:font-name="Liberation Serif" fo:font-size="12pt" fo:font-weight="bold" officeooo:rsid="005a0400" officeooo:paragraph-rsid="005a0400" style:font-size-asian="12pt" style:font-weight-asian="bold" style:font-size-complex="12pt" style:font-weight-complex="bold"/>
    </style:style>
    <style:style style:name="P64" style:family="paragraph" style:parent-style-name="Standard" style:list-style-name="L9">
      <style:text-properties style:use-window-font-color="true" style:font-name="Liberation Serif" fo:font-size="12pt" fo:font-weight="bold" officeooo:rsid="001ac288" officeooo:paragraph-rsid="0025bf76" fo:background-color="transparent" style:font-size-asian="12pt" style:font-weight-asian="bold" style:font-size-complex="12pt" style:font-weight-complex="bold"/>
    </style:style>
    <style:style style:name="P65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" fo:font-size="12pt" fo:font-weight="bold" officeooo:rsid="00590ea7" officeooo:paragraph-rsid="00590ea7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text-properties style:use-window-font-color="true" style:font-name="Liberation Serif" fo:font-size="12pt" fo:font-weight="normal" officeooo:rsid="00ae9385" officeooo:paragraph-rsid="00ae9385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text-properties style:use-window-font-color="true" style:font-name="Liberation Serif" fo:font-size="12pt" fo:font-weight="normal" officeooo:rsid="00b7cc78" officeooo:paragraph-rsid="00b7cc78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style:use-window-font-color="true" style:font-name="Liberation Serif" fo:font-size="12pt" fo:font-weight="normal" officeooo:rsid="00347f64" officeooo:paragraph-rsid="00ae9385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style:use-window-font-color="true" style:font-name="Liberation Serif" fo:font-size="12pt" fo:font-weight="normal" officeooo:rsid="007a39d8" officeooo:paragraph-rsid="007a39d8" style:font-size-asian="12pt" style:font-weight-asian="normal" style:font-size-complex="12pt" style:font-weight-complex="normal"/>
    </style:style>
    <style:style style:name="P70" style:family="paragraph" style:parent-style-name="Standard" style:list-style-name="L3">
      <style:text-properties style:use-window-font-color="true" style:font-name="Liberation Serif" fo:font-size="12pt" fo:font-weight="normal" officeooo:rsid="00711259" officeooo:paragraph-rsid="00711259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style:text-properties style:use-window-font-color="true" style:font-name="Liberation Serif" fo:font-size="12pt" fo:font-weight="normal" officeooo:paragraph-rsid="0023f1a7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style:text-properties style:use-window-font-color="true" style:font-name="Liberation Serif" fo:font-size="12pt" fo:font-weight="normal" officeooo:rsid="00190403" officeooo:paragraph-rsid="0023f1a7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style:text-properties style:use-window-font-color="true" style:font-name="Liberation Serif" fo:font-size="12pt" fo:font-weight="normal" officeooo:rsid="00aa333c" officeooo:paragraph-rsid="00aa333c" style:font-size-asian="12pt" style:font-weight-asian="normal" style:font-size-complex="12pt" style:font-weight-complex="normal"/>
    </style:style>
    <style:style style:name="P74" style:family="paragraph" style:parent-style-name="Standard" style:list-style-name="L6">
      <style:text-properties style:use-window-font-color="true" style:font-name="Liberation Serif" fo:font-size="12pt" fo:font-weight="normal" officeooo:rsid="002ad3d4" officeooo:paragraph-rsid="002ad3d4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32632b" officeooo:paragraph-rsid="0033272d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32632b" officeooo:paragraph-rsid="0032632b" style:font-size-asian="12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33272d" officeooo:paragraph-rsid="0033272d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paragraph-rsid="0033272d" style:font-size-asian="12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paragraph-rsid="0032632b" style:font-size-asian="12pt" style:font-weight-asian="normal" style:font-size-complex="12pt" style:font-weight-complex="normal"/>
    </style:style>
    <style:style style:name="P80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paragraph-rsid="009f1559" style:font-size-asian="12pt" style:font-weight-asian="normal" style:font-size-complex="12pt" style:font-weight-complex="normal"/>
    </style:style>
    <style:style style:name="P81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paragraph-rsid="0036e09d" style:font-size-asian="12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paragraph-rsid="00375cf9" style:font-size-asian="12pt" style:font-weight-asian="normal" style:font-size-complex="12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16033e" officeooo:paragraph-rsid="0033272d" style:font-size-asian="12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12964b" officeooo:paragraph-rsid="00375cf9" style:font-size-asian="12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font-weight="normal" officeooo:rsid="0036e09d" officeooo:paragraph-rsid="0037eef8" style:font-size-asian="12pt" style:font-weight-asian="normal" style:font-size-complex="12pt" style:font-weight-complex="normal"/>
    </style:style>
    <style:style style:name="P86" style:family="paragraph" style:parent-style-name="Standard" style:list-style-name="L7">
      <style:text-properties style:use-window-font-color="true" style:font-name="Liberation Serif" fo:font-size="12pt" fo:font-weight="normal" officeooo:rsid="00ce37a9" officeooo:paragraph-rsid="00ce37a9" style:font-size-asian="12pt" style:font-weight-asian="normal" style:font-size-complex="12pt" style:font-weight-complex="normal"/>
    </style:style>
    <style:style style:name="P87" style:family="paragraph" style:parent-style-name="Standard" style:list-style-name="L10">
      <style:text-properties style:use-window-font-color="true" style:font-name="Liberation Serif" fo:font-size="12pt" fo:font-weight="normal" officeooo:rsid="005f12cb" officeooo:paragraph-rsid="005f12cb" style:font-size-asian="12pt" style:font-weight-asian="normal" style:font-size-complex="12pt" style:font-weight-complex="normal"/>
    </style:style>
    <style:style style:name="P88" style:family="paragraph" style:parent-style-name="Standard" style:list-style-name="L10">
      <style:text-properties style:use-window-font-color="true" style:font-name="Liberation Serif" fo:font-size="12pt" fo:font-weight="normal" officeooo:rsid="005f12cb" officeooo:paragraph-rsid="0099f528" style:font-size-asian="12pt" style:font-weight-asian="normal" style:font-size-complex="12pt" style:font-weight-complex="normal"/>
    </style:style>
    <style:style style:name="P89" style:family="paragraph" style:parent-style-name="Standard" style:list-style-name="L10">
      <style:text-properties style:use-window-font-color="true" style:font-name="Liberation Serif" fo:font-size="12pt" fo:font-weight="normal" officeooo:rsid="006b4780" officeooo:paragraph-rsid="006b4780" style:font-size-asian="12pt" style:font-weight-asian="normal" style:font-size-complex="12pt" style:font-weight-complex="normal"/>
    </style:style>
    <style:style style:name="P90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normal" officeooo:paragraph-rsid="0041ee0f" style:font-size-asian="12pt" style:font-weight-asian="normal" style:font-size-complex="12pt" style:font-weight-complex="normal"/>
    </style:style>
    <style:style style:name="P91" style:family="paragraph" style:parent-style-name="Standard" style:list-style-name="L11">
      <style:text-properties style:use-window-font-color="true" style:font-name="Liberation Serif" fo:font-size="12pt" fo:font-weight="normal" officeooo:paragraph-rsid="0037eef8" style:font-size-asian="12pt" style:font-weight-asian="normal" style:font-size-complex="12pt" style:font-weight-complex="normal"/>
    </style:style>
    <style:style style:name="P92" style:family="paragraph" style:parent-style-name="Standard" style:list-style-name="L11">
      <style:text-properties style:use-window-font-color="true" style:font-name="Liberation Serif" fo:font-size="12pt" fo:font-weight="normal" officeooo:paragraph-rsid="00439976" style:font-size-asian="12pt" style:font-weight-asian="normal" style:font-size-complex="12pt" style:font-weight-complex="normal"/>
    </style:style>
    <style:style style:name="P93" style:family="paragraph" style:parent-style-name="Standard" style:list-style-name="L11">
      <style:text-properties style:use-window-font-color="true" style:font-name="Liberation Serif" fo:font-size="12pt" fo:font-weight="normal" officeooo:paragraph-rsid="0040e180" style:font-size-asian="12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normal" officeooo:rsid="0037eef8" officeooo:paragraph-rsid="0037eef8" style:font-size-asian="12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normal" officeooo:rsid="0037eef8" officeooo:paragraph-rsid="0041ee0f" style:font-size-asian="12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fo:font-weight="normal" officeooo:rsid="0037eef8" officeooo:paragraph-rsid="00439976" style:font-size-asian="12pt" style:font-weight-asian="normal" style:font-size-complex="12pt" style:font-weight-complex="normal"/>
    </style:style>
    <style:style style:name="P97" style:family="paragraph" style:parent-style-name="Standard" style:list-style-name="L11">
      <style:text-properties style:use-window-font-color="true" style:font-name="Liberation Serif" fo:font-size="12pt" fo:font-weight="normal" officeooo:rsid="003f9525" officeooo:paragraph-rsid="0040e180" style:font-size-asian="12pt" style:font-weight-asian="normal" style:font-size-complex="12pt" style:font-weight-complex="normal"/>
    </style:style>
    <style:style style:name="P98" style:family="paragraph" style:parent-style-name="Standard" style:list-style-name="L11">
      <style:text-properties style:use-window-font-color="true" style:font-name="Liberation Serif" fo:font-size="12pt" fo:font-weight="normal" officeooo:rsid="0040e180" officeooo:paragraph-rsid="0040e180" style:font-size-asian="12pt" style:font-weight-asian="normal" style:font-size-complex="12pt" style:font-weight-complex="normal"/>
    </style:style>
    <style:style style:name="P99" style:family="paragraph" style:parent-style-name="Standard" style:list-style-name="L13">
      <style:text-properties style:use-window-font-color="true" style:font-name="Liberation Serif" fo:font-size="12pt" fo:font-weight="normal" officeooo:rsid="005a0400" officeooo:paragraph-rsid="005bb42a" style:font-size-asian="12pt" style:font-weight-asian="normal" style:font-size-complex="12pt" style:font-weight-complex="normal"/>
    </style:style>
    <style:style style:name="P100" style:family="paragraph" style:parent-style-name="Standard" style:list-style-name="L13">
      <style:text-properties style:use-window-font-color="true" style:font-name="Liberation Serif" fo:font-size="12pt" fo:font-weight="normal" officeooo:rsid="0096fe0b" officeooo:paragraph-rsid="0096fe0b" style:font-size-asian="12pt" style:font-weight-asian="normal" style:font-size-complex="12pt" style:font-weight-complex="normal"/>
    </style:style>
    <style:style style:name="P101" style:family="paragraph" style:parent-style-name="Standard" style:list-style-name="L14">
      <style:paragraph-properties fo:text-align="start" style:justify-single-word="false"/>
      <style:text-properties style:use-window-font-color="true" style:font-name="Liberation Serif" fo:font-size="12pt" fo:font-weight="normal" officeooo:rsid="006f7551" officeooo:paragraph-rsid="006f7551" style:font-size-asian="12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" fo:font-size="12pt" fo:font-weight="normal" officeooo:rsid="00590ea7" officeooo:paragraph-rsid="00590ea7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text-properties style:use-window-font-color="true" style:font-name="Liberation Serif" fo:font-size="12pt" officeooo:rsid="004841a5" officeooo:paragraph-rsid="00a9aa3a" style:font-size-asian="12pt" style:font-size-complex="12pt"/>
    </style:style>
    <style:style style:name="P104" style:family="paragraph" style:parent-style-name="Standard" style:list-style-name="L2">
      <style:text-properties style:use-window-font-color="true" style:font-name="Liberation Serif" fo:font-size="12pt" officeooo:rsid="00347f64" officeooo:paragraph-rsid="00011111" style:font-size-asian="12pt" style:font-size-complex="12pt"/>
    </style:style>
    <style:style style:name="P105" style:family="paragraph" style:parent-style-name="Standard" style:list-style-name="L2">
      <style:text-properties style:use-window-font-color="true" style:font-name="Liberation Serif" fo:font-size="12pt" officeooo:rsid="00347f64" officeooo:paragraph-rsid="000c4f7f" style:font-size-asian="12pt" style:font-size-complex="12pt"/>
    </style:style>
    <style:style style:name="P106" style:family="paragraph" style:parent-style-name="Standard" style:list-style-name="L3">
      <style:text-properties style:use-window-font-color="true" style:font-name="Liberation Serif" fo:font-size="12pt" officeooo:rsid="00347f64" officeooo:paragraph-rsid="00022a2f" style:font-size-asian="12pt" style:font-size-complex="12pt"/>
    </style:style>
    <style:style style:name="P107" style:family="paragraph" style:parent-style-name="Standard" style:list-style-name="L3">
      <style:text-properties style:use-window-font-color="true" style:font-name="Liberation Serif" fo:font-size="12pt" officeooo:rsid="00ac9f36" officeooo:paragraph-rsid="00ac9f36" style:font-size-asian="12pt" style:font-size-complex="12pt"/>
    </style:style>
    <style:style style:name="P108" style:family="paragraph" style:parent-style-name="Standard" style:list-style-name="L3">
      <style:text-properties style:use-window-font-color="true" style:font-name="Liberation Serif" fo:font-size="12pt" officeooo:rsid="00775b99" officeooo:paragraph-rsid="00775b99" style:font-size-asian="12pt" style:font-size-complex="12pt"/>
    </style:style>
    <style:style style:name="P109" style:family="paragraph" style:parent-style-name="Standard" style:list-style-name="L3">
      <style:text-properties style:use-window-font-color="true" style:font-name="Liberation Serif" fo:font-size="12pt" officeooo:rsid="00720d91" officeooo:paragraph-rsid="00720d91" style:font-size-asian="12pt" style:font-size-complex="12pt"/>
    </style:style>
    <style:style style:name="P110" style:family="paragraph" style:parent-style-name="Standard" style:list-style-name="L4">
      <style:text-properties style:use-window-font-color="true" style:font-name="Liberation Serif" fo:font-size="12pt" officeooo:rsid="000594f6" officeooo:paragraph-rsid="000594f6" style:font-size-asian="12pt" style:font-size-complex="12pt"/>
    </style:style>
    <style:style style:name="P111" style:family="paragraph" style:parent-style-name="Standard" style:list-style-name="L4">
      <style:text-properties style:use-window-font-color="true" style:font-name="Liberation Serif" fo:font-size="12pt" officeooo:rsid="0005e547" officeooo:paragraph-rsid="0005e547" style:font-size-asian="12pt" style:font-size-complex="12pt"/>
    </style:style>
    <style:style style:name="P112" style:family="paragraph" style:parent-style-name="Standard" style:list-style-name="L4">
      <style:text-properties style:use-window-font-color="true" style:font-name="Liberation Serif" fo:font-size="12pt" officeooo:rsid="0008fc0c" officeooo:paragraph-rsid="0008fc0c" style:font-size-asian="12pt" style:font-size-complex="12pt"/>
    </style:style>
    <style:style style:name="P113" style:family="paragraph" style:parent-style-name="Standard" style:list-style-name="L4">
      <style:text-properties style:use-window-font-color="true" style:font-name="Liberation Serif" fo:font-size="12pt" officeooo:rsid="0008fc0c" officeooo:paragraph-rsid="0090838c" style:font-size-asian="12pt" style:font-size-complex="12pt"/>
    </style:style>
    <style:style style:name="P114" style:family="paragraph" style:parent-style-name="Standard" style:list-style-name="L4">
      <style:text-properties style:use-window-font-color="true" style:font-name="Liberation Serif" fo:font-size="12pt" officeooo:rsid="008b3aab" officeooo:paragraph-rsid="008b3aab" style:font-size-asian="12pt" style:font-size-complex="12pt"/>
    </style:style>
    <style:style style:name="P115" style:family="paragraph" style:parent-style-name="Standard" style:list-style-name="L4">
      <style:text-properties style:use-window-font-color="true" style:font-name="Liberation Serif" fo:font-size="12pt" officeooo:rsid="00c2c95f" officeooo:paragraph-rsid="0090838c" style:font-size-asian="12pt" style:font-size-complex="12pt"/>
    </style:style>
    <style:style style:name="P116" style:family="paragraph" style:parent-style-name="Standard" style:list-style-name="L4">
      <style:text-properties style:use-window-font-color="true" style:font-name="Liberation Serif" fo:font-size="12pt" officeooo:rsid="001025b6" officeooo:paragraph-rsid="00bb0af6" style:font-size-asian="12pt" style:font-size-complex="12pt"/>
    </style:style>
    <style:style style:name="P117" style:family="paragraph" style:parent-style-name="Standard" style:list-style-name="L4">
      <style:text-properties style:use-window-font-color="true" style:font-name="Liberation Serif" fo:font-size="12pt" officeooo:rsid="008e8953" officeooo:paragraph-rsid="0090838c" style:font-size-asian="12pt" style:font-size-complex="12pt"/>
    </style:style>
    <style:style style:name="P118" style:family="paragraph" style:parent-style-name="Standard" style:list-style-name="L4">
      <style:text-properties style:use-window-font-color="true" style:font-name="Liberation Serif" fo:font-size="12pt" officeooo:rsid="00b3d8bb" officeooo:paragraph-rsid="00b3d8bb" style:font-size-asian="12pt" style:font-size-complex="12pt"/>
    </style:style>
    <style:style style:name="P119" style:family="paragraph" style:parent-style-name="Standard" style:list-style-name="L5">
      <style:text-properties style:use-window-font-color="true" style:font-name="Liberation Serif" fo:font-size="12pt" officeooo:rsid="001de07b" officeooo:paragraph-rsid="0023f0b5" style:font-size-asian="12pt" style:font-size-complex="12pt"/>
    </style:style>
    <style:style style:name="P120" style:family="paragraph" style:parent-style-name="Standard" style:list-style-name="L5">
      <style:text-properties style:use-window-font-color="true" style:font-name="Liberation Serif" fo:font-size="12pt" officeooo:rsid="0021bcb8" officeooo:paragraph-rsid="0023f0b5" style:font-size-asian="12pt" style:font-size-complex="12pt"/>
    </style:style>
    <style:style style:name="P121" style:family="paragraph" style:parent-style-name="Standard" style:list-style-name="L5">
      <style:text-properties style:use-window-font-color="true" style:font-name="Liberation Serif" fo:font-size="12pt" officeooo:paragraph-rsid="0023f1a7" style:font-size-asian="12pt" style:font-size-complex="12pt"/>
    </style:style>
    <style:style style:name="P122" style:family="paragraph" style:parent-style-name="Standard" style:list-style-name="L7">
      <style:text-properties style:use-window-font-color="true" style:font-name="Liberation Serif" fo:font-size="12pt" officeooo:rsid="0047142c" officeooo:paragraph-rsid="0047142c" style:font-size-asian="12pt" style:font-size-complex="12pt"/>
    </style:style>
    <style:style style:name="P123" style:family="paragraph" style:parent-style-name="Standard" style:list-style-name="L7">
      <style:text-properties style:use-window-font-color="true" style:font-name="Liberation Serif" fo:font-size="12pt" officeooo:rsid="0047142c" officeooo:paragraph-rsid="00456cff" style:font-size-asian="12pt" style:font-size-complex="12pt"/>
    </style:style>
    <style:style style:name="P124" style:family="paragraph" style:parent-style-name="Standard" style:list-style-name="L7">
      <style:text-properties style:use-window-font-color="true" style:font-name="Liberation Serif" fo:font-size="12pt" officeooo:rsid="00e0f1a8" officeooo:paragraph-rsid="00e0f1a8" style:font-size-asian="12pt" style:font-size-complex="12pt"/>
    </style:style>
    <style:style style:name="P125" style:family="paragraph" style:parent-style-name="Standard" style:list-style-name="L7">
      <style:text-properties style:use-window-font-color="true" style:font-name="Liberation Serif" fo:font-size="12pt" officeooo:rsid="00edaed6" officeooo:paragraph-rsid="00edaed6" style:font-size-asian="12pt" style:font-size-complex="12pt"/>
    </style:style>
    <style:style style:name="P126" style:family="paragraph" style:parent-style-name="Standard" style:list-style-name="L7">
      <style:text-properties style:use-window-font-color="true" style:font-name="Liberation Serif" fo:font-size="12pt" officeooo:paragraph-rsid="00456cff" style:font-size-asian="12pt" style:font-size-complex="12pt"/>
    </style:style>
    <style:style style:name="P127" style:family="paragraph" style:parent-style-name="Standard" style:list-style-name="L7">
      <style:text-properties style:use-window-font-color="true" style:font-name="Liberation Serif" fo:font-size="12pt" officeooo:rsid="00ec8b7e" officeooo:paragraph-rsid="00ec8b7e" style:font-size-asian="12pt" style:font-size-complex="12pt"/>
    </style:style>
    <style:style style:name="P128" style:family="paragraph" style:parent-style-name="Standard" style:list-style-name="L10">
      <style:text-properties style:use-window-font-color="true" style:font-name="Liberation Serif" fo:font-size="12pt" officeooo:rsid="005f12cb" officeooo:paragraph-rsid="005f12cb" style:font-size-asian="12pt" style:font-size-complex="12pt"/>
    </style:style>
    <style:style style:name="P129" style:family="paragraph" style:parent-style-name="Standard" style:list-style-name="L10">
      <style:text-properties style:use-window-font-color="true" style:font-name="Liberation Serif" fo:font-size="12pt" officeooo:rsid="001252be" officeooo:paragraph-rsid="001252be" style:font-size-asian="12pt" style:font-size-complex="12pt"/>
    </style:style>
    <style:style style:name="P130" style:family="paragraph" style:parent-style-name="Standard" style:list-style-name="L11">
      <style:text-properties style:use-window-font-color="true" style:font-name="Liberation Serif" fo:font-size="12pt" officeooo:rsid="0041ee0f" officeooo:paragraph-rsid="0041ee0f" style:font-size-asian="12pt" style:font-size-complex="12pt"/>
    </style:style>
    <style:style style:name="P131" style:family="paragraph" style:parent-style-name="Standard" style:list-style-name="L11">
      <style:text-properties style:use-window-font-color="true" style:font-name="Liberation Serif" fo:font-size="12pt" officeooo:paragraph-rsid="0041ee0f" style:font-size-asian="12pt" style:font-size-complex="12pt"/>
    </style:style>
    <style:style style:name="P132" style:family="paragraph" style:parent-style-name="Standard" style:list-style-name="L11">
      <style:text-properties style:use-window-font-color="true" style:font-name="Liberation Serif" fo:font-size="12pt" officeooo:paragraph-rsid="00439976" style:font-size-asian="12pt" style:font-size-complex="12pt"/>
    </style:style>
    <style:style style:name="P133" style:family="paragraph" style:parent-style-name="Standard" style:list-style-name="L11">
      <style:text-properties style:use-window-font-color="true" style:font-name="Liberation Serif" fo:font-size="12pt" officeooo:paragraph-rsid="003e7d77" style:font-size-asian="12pt" style:font-size-complex="12pt"/>
    </style:style>
    <style:style style:name="P134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officeooo:rsid="0037eef8" officeooo:paragraph-rsid="0041ee0f" style:font-size-asian="12pt" style:font-size-complex="12pt"/>
    </style:style>
    <style:style style:name="P135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officeooo:paragraph-rsid="0037eef8" style:font-size-asian="12pt" style:font-size-complex="12pt"/>
    </style:style>
    <style:style style:name="P136" style:family="paragraph" style:parent-style-name="Standard" style:list-style-name="L11">
      <style:paragraph-properties fo:text-align="justify" style:justify-single-word="false"/>
      <style:text-properties style:use-window-font-color="true" style:font-name="Liberation Serif" fo:font-size="12pt" officeooo:paragraph-rsid="0041ee0f" style:font-size-asian="12pt" style:font-size-complex="12pt"/>
    </style:style>
    <style:style style:name="P137" style:family="paragraph" style:parent-style-name="Standard" style:list-style-name="L11">
      <style:text-properties style:use-window-font-color="true" style:font-name="Liberation Serif" fo:font-size="12pt" officeooo:rsid="003f9525" officeooo:paragraph-rsid="003f9525" style:font-size-asian="12pt" style:font-size-complex="12pt"/>
    </style:style>
    <style:style style:name="P138" style:family="paragraph" style:parent-style-name="Standard" style:list-style-name="L12">
      <style:text-properties style:use-window-font-color="true" style:font-name="Liberation Serif" fo:font-size="12pt" officeooo:rsid="00609803" officeooo:paragraph-rsid="00609803" style:font-size-asian="12pt" style:font-size-complex="12pt"/>
    </style:style>
    <style:style style:name="P139" style:family="paragraph" style:parent-style-name="Standard" style:list-style-name="L12">
      <style:text-properties style:use-window-font-color="true" style:font-name="Liberation Serif" fo:font-size="12pt" officeooo:rsid="00168e36" officeooo:paragraph-rsid="00168e36" style:font-size-asian="12pt" style:font-size-complex="12pt"/>
    </style:style>
    <style:style style:name="P140" style:family="paragraph" style:parent-style-name="Standard" style:list-style-name="L12">
      <style:text-properties style:use-window-font-color="true" style:font-name="Liberation Serif" fo:font-size="12pt" officeooo:rsid="00180fe6" officeooo:paragraph-rsid="00180fe6" style:font-size-asian="12pt" style:font-size-complex="12pt"/>
    </style:style>
    <style:style style:name="P141" style:family="paragraph" style:parent-style-name="Standard" style:list-style-name="L13">
      <style:text-properties style:use-window-font-color="true" style:font-name="Liberation Serif" fo:font-size="12pt" officeooo:rsid="005a0400" officeooo:paragraph-rsid="005a0400" style:font-size-asian="12pt" style:font-size-complex="12pt"/>
    </style:style>
    <style:style style:name="P142" style:family="paragraph" style:parent-style-name="Standard" style:list-style-name="L13">
      <style:text-properties style:use-window-font-color="true" style:font-name="Liberation Serif" fo:font-size="12pt" officeooo:rsid="005bb42a" officeooo:paragraph-rsid="005bb42a" style:font-size-asian="12pt" style:font-size-complex="12pt"/>
    </style:style>
    <style:style style:name="P143" style:family="paragraph" style:parent-style-name="Standard" style:list-style-name="L13">
      <style:text-properties style:use-window-font-color="true" style:font-name="Liberation Serif" fo:font-size="12pt" officeooo:rsid="00883d93" officeooo:paragraph-rsid="00883d93" style:font-size-asian="12pt" style:font-size-complex="12pt"/>
    </style:style>
    <style:style style:name="P144" style:family="paragraph" style:parent-style-name="Standard" style:list-style-name="L13">
      <style:text-properties style:use-window-font-color="true" style:font-name="Liberation Serif" fo:font-size="12pt" officeooo:rsid="00a7890a" officeooo:paragraph-rsid="00a7890a" style:font-size-asian="12pt" style:font-size-complex="12pt"/>
    </style:style>
    <style:style style:name="P145" style:family="paragraph" style:parent-style-name="Standard" style:list-style-name="L5">
      <style:text-properties style:use-window-font-color="true" style:font-name="Liberation Serif" fo:font-size="12pt" fo:language="en" fo:country="US" officeooo:paragraph-rsid="0023f0b5" style:letter-kerning="true" style:font-name-asian="Times New Roman" style:font-size-asian="12pt" style:font-name-complex="Times New Roman" style:font-size-complex="12pt"/>
    </style:style>
    <style:style style:name="P146" style:family="paragraph" style:parent-style-name="Standard" style:list-style-name="L5">
      <style:text-properties style:use-window-font-color="true" style:font-name="Liberation Serif" fo:font-size="12pt" fo:language="en" fo:country="US" officeooo:rsid="001e6904" officeooo:paragraph-rsid="0023f0b5" style:letter-kerning="true" style:font-name-asian="Times New Roman" style:font-size-asian="12pt" style:font-name-complex="Times New Roman" style:font-size-complex="12pt"/>
    </style:style>
    <style:style style:name="P147" style:family="paragraph" style:parent-style-name="Standard" style:list-style-name="L5">
      <style:text-properties style:use-window-font-color="true" style:font-name="Liberation Serif" fo:font-size="12pt" fo:language="en" fo:country="US" officeooo:rsid="00a2965f" officeooo:paragraph-rsid="00a2965f" style:letter-kerning="true" style:font-name-asian="Times New Roman" style:font-size-asian="12pt" style:font-name-complex="Times New Roman" style:font-size-complex="12pt"/>
    </style:style>
    <style:style style:name="P148" style:family="paragraph" style:parent-style-name="Standard" style:list-style-name="L5">
      <style:text-properties style:use-window-font-color="true" style:font-name="Liberation Serif" fo:font-size="12pt" fo:language="en" fo:country="US" fo:font-weight="bold" officeooo:rsid="002231bf" officeooo:paragraph-rsid="0023f0b5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P149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bold" officeooo:rsid="00300aba" officeooo:paragraph-rsid="00300aba" style:letter-kerning="true" style:font-name-asian="Times New Roman" style:font-size-asian="12pt" style:font-weight-asian="bold" style:font-name-complex="Times New Roman" style:font-size-complex="12pt" style:font-weight-complex="bold"/>
    </style:style>
    <style:style style:name="P150" style:family="paragraph" style:parent-style-name="Standard" style:list-style-name="L5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31bf" officeooo:paragraph-rsid="0023f0b5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1" style:family="paragraph" style:parent-style-name="Standard" style:list-style-name="L5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79b6" officeooo:paragraph-rsid="0023f0b5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79b6" officeooo:paragraph-rsid="0023f1a7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3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79b6" officeooo:paragraph-rsid="002cdfa3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4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79b6" officeooo:paragraph-rsid="0037eef8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5" style:family="paragraph" style:parent-style-name="Standard" style:list-style-name="L11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2279b6" officeooo:paragraph-rsid="0040e180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6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a4ffc1" officeooo:paragraph-rsid="00a4ffc1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7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1ed8cf" officeooo:paragraph-rsid="002cdfa3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8" style:family="paragraph" style:parent-style-name="Standard" style:list-style-name="L6">
      <style:paragraph-properties fo:text-align="start" style:justify-single-word="false"/>
      <style:text-properties style:use-window-font-color="true" style:font-name="Liberation Serif" fo:font-size="12pt" fo:language="en" fo:country="US" fo:font-weight="normal" officeooo:rsid="001ed8cf" officeooo:paragraph-rsid="0037eef8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59" style:family="paragraph" style:parent-style-name="Standard" style:list-style-name="L6">
      <style:text-properties style:use-window-font-color="true" style:font-name="Liberation Serif" fo:font-size="12pt" fo:language="en" fo:country="IN" officeooo:paragraph-rsid="0036e09d" style:font-name-asian="Courier New" style:font-size-asian="12pt" style:font-name-complex="Courier New" style:font-size-complex="12pt"/>
    </style:style>
    <style:style style:name="P160" style:family="paragraph" style:parent-style-name="Standard" style:list-style-name="L8">
      <style:text-properties style:use-window-font-color="true" style:font-name="Liberation Serif" fo:font-size="12pt" fo:font-style="normal" fo:font-weight="normal" officeooo:paragraph-rsid="0048ea30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1" style:family="paragraph" style:parent-style-name="Standard" style:list-style-name="L8">
      <style:text-properties style:use-window-font-color="true" style:font-name="Liberation Serif" fo:font-size="12pt" fo:font-style="normal" fo:font-weight="normal" officeooo:rsid="00962e79" officeooo:paragraph-rsid="00962e79" fo:background-color="transparent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2" style:family="paragraph" style:parent-style-name="Standard" style:list-style-name="L9">
      <style:text-properties style:use-window-font-color="true" style:font-name="Liberation Serif" fo:font-size="12pt" officeooo:rsid="0055a303" officeooo:paragraph-rsid="0055a303" fo:background-color="transparent" style:font-size-asian="12pt" style:font-size-complex="12pt"/>
    </style:style>
    <style:style style:name="P163" style:family="paragraph" style:parent-style-name="Standard" style:list-style-name="L9">
      <style:text-properties style:use-window-font-color="true" style:font-name="Liberation Serif" fo:font-size="12pt" officeooo:rsid="001ac288" officeooo:paragraph-rsid="0025bf76" fo:background-color="transparent" style:font-size-asian="12pt" style:font-size-complex="12pt"/>
    </style:style>
    <style:style style:name="P164" style:family="paragraph" style:parent-style-name="Standard" style:list-style-name="L2">
      <style:text-properties style:use-window-font-color="true" style:text-line-through-style="none" style:font-name="Liberation Serif" fo:font-size="12pt" fo:font-weight="normal" officeooo:rsid="007a39d8" officeooo:paragraph-rsid="00bae599" style:font-size-asian="12pt" style:font-weight-asian="normal" style:font-size-complex="12pt" style:font-weight-complex="normal"/>
    </style:style>
    <style:style style:name="P165" style:family="paragraph" style:parent-style-name="Standard" style:list-style-name="L7">
      <style:text-properties style:use-window-font-color="true" style:text-line-through-style="none" style:font-name="Liberation Serif" fo:font-size="12pt" officeooo:rsid="00e3d84e" officeooo:paragraph-rsid="00e3d84e" style:font-size-asian="12pt" style:font-size-complex="12pt"/>
    </style:style>
    <style:style style:name="P166" style:family="paragraph" style:parent-style-name="Standard" style:list-style-name="L3">
      <style:text-properties style:use-window-font-color="true" style:text-position="0% 100%" style:font-name="Liberation Serif" fo:font-size="12pt" officeooo:rsid="00793666" officeooo:paragraph-rsid="00793666" style:font-size-asian="12pt" style:font-size-complex="12pt"/>
    </style:style>
    <style:style style:name="P167" style:family="paragraph" style:parent-style-name="Standard" style:list-style-name="L3">
      <style:text-properties style:use-window-font-color="true" style:text-position="0% 100%" style:font-name="Liberation Serif" fo:font-size="12pt" officeooo:rsid="00793666" officeooo:paragraph-rsid="007f2a08" style:font-size-asian="12pt" style:font-size-complex="12pt"/>
    </style:style>
    <style:style style:name="P168" style:family="paragraph" style:parent-style-name="Standard" style:list-style-name="L3">
      <style:text-properties style:use-window-font-color="true" style:text-position="0% 100%" style:font-name="Liberation Serif" fo:font-size="12pt" officeooo:rsid="00800b33" officeooo:paragraph-rsid="00800b33" style:font-size-asian="12pt" style:font-size-complex="12pt"/>
    </style:style>
    <style:style style:name="P169" style:family="paragraph" style:parent-style-name="Standard" style:list-style-name="L3">
      <style:text-properties style:use-window-font-color="true" style:text-position="0% 100%" style:font-name="Liberation Serif" fo:font-size="12pt" officeooo:rsid="007dc028" officeooo:paragraph-rsid="007dc028" style:font-size-asian="12pt" style:font-size-complex="12pt"/>
    </style:style>
    <style:style style:name="P170" style:family="paragraph" style:parent-style-name="Standard" style:list-style-name="L3">
      <style:text-properties style:use-window-font-color="true" style:text-position="0% 100%" style:font-name="Liberation Serif" fo:font-size="12pt" officeooo:rsid="007dc028" officeooo:paragraph-rsid="007f2a08" style:font-size-asian="12pt" style:font-size-complex="12pt"/>
    </style:style>
    <style:style style:name="P171" style:family="paragraph" style:parent-style-name="Standard" style:list-style-name="L5">
      <style:text-properties style:use-window-font-color="true" style:text-position="0% 100%" style:font-name="Liberation Serif" fo:font-size="12pt" fo:font-weight="normal" officeooo:paragraph-rsid="0023f0b5" style:font-size-asian="12pt" style:font-weight-asian="normal" style:font-size-complex="12pt" style:font-weight-complex="normal"/>
    </style:style>
    <style:style style:name="P172" style:family="paragraph" style:parent-style-name="Standard" style:list-style-name="L11">
      <style:paragraph-properties fo:text-align="start" style:justify-single-word="false"/>
      <style:text-properties style:use-window-font-color="true" style:text-position="0% 100%" style:font-name="Liberation Serif" fo:font-size="12pt" fo:font-weight="normal" officeooo:rsid="00863b07" officeooo:paragraph-rsid="00863b07" style:font-size-asian="12pt" style:font-weight-asian="normal" style:font-size-complex="12pt" style:font-weight-complex="normal"/>
    </style:style>
    <style:style style:name="P173" style:family="paragraph" style:parent-style-name="Standard" style:list-style-name="L11">
      <style:text-properties style:use-window-font-color="true" style:text-position="0% 100%" style:font-name="Liberation Serif" fo:font-size="12pt" fo:font-weight="normal" officeooo:paragraph-rsid="003ca139" style:font-size-asian="12pt" style:font-weight-asian="normal" style:font-size-complex="12pt" style:font-weight-complex="normal"/>
    </style:style>
    <style:style style:name="P174" style:family="paragraph" style:parent-style-name="Standard" style:list-style-name="L11">
      <style:text-properties style:use-window-font-color="true" style:text-position="0% 100%" style:font-name="Liberation Serif" fo:font-size="12pt" fo:font-weight="normal" officeooo:paragraph-rsid="003ca139" fo:background-color="transparent" style:font-size-asian="12pt" style:font-weight-asian="normal" style:font-size-complex="12pt" style:font-weight-complex="normal"/>
    </style:style>
    <style:style style:name="P175" style:family="paragraph" style:parent-style-name="Standard" style:list-style-name="L12">
      <style:paragraph-properties fo:text-align="start" style:justify-single-word="false"/>
      <style:text-properties style:use-window-font-color="true" style:text-position="0% 100%" style:font-name="Liberation Serif" fo:font-size="12pt" fo:font-weight="normal" officeooo:rsid="00590ea7" officeooo:paragraph-rsid="00590ea7" style:font-size-asian="10.5pt" style:font-weight-asian="normal" style:font-size-complex="12pt" style:font-weight-complex="normal"/>
    </style:style>
    <style:style style:name="P176" style:family="paragraph" style:parent-style-name="Standard" style:list-style-name="L12">
      <style:paragraph-properties fo:text-align="start" style:justify-single-word="false"/>
      <style:text-properties style:use-window-font-color="true" style:text-position="0% 100%" style:font-name="Liberation Serif" fo:font-size="12pt" fo:font-weight="normal" officeooo:rsid="006df901" officeooo:paragraph-rsid="006df901" style:font-size-asian="10.5pt" style:font-weight-asian="normal" style:font-size-complex="12pt" style:font-weight-complex="normal"/>
    </style:style>
    <style:style style:name="P177" style:family="paragraph" style:parent-style-name="Standard" style:list-style-name="L12">
      <style:paragraph-properties fo:text-align="start" style:justify-single-word="false"/>
      <style:text-properties style:use-window-font-color="true" style:text-position="0% 100%" style:font-name="Liberation Serif" fo:font-size="12pt" fo:font-weight="normal" officeooo:rsid="00180fe6" officeooo:paragraph-rsid="00590ea7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text-properties style:use-window-font-color="true" style:text-position="0% 100%" style:font-name="Liberation Serif" fo:font-size="12pt" fo:language="en" fo:country="US" fo:font-weight="normal" officeooo:rsid="001de07b" officeooo:paragraph-rsid="0023f0b5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179" style:family="paragraph" style:parent-style-name="Standard" style:list-style-name="L11">
      <style:text-properties style:use-window-font-color="true" style:text-position="0% 100%" style:font-name="Liberation Serif" fo:font-size="12pt" fo:language="en" fo:country="US" fo:font-weight="normal" officeooo:paragraph-rsid="003ca139" fo:background-color="transparent" style:font-name-asian="Times New Roman1" style:font-size-asian="12pt" style:language-asian="en" style:country-asian="US" style:font-weight-asian="normal" style:font-name-complex="Times New Roman1" style:font-size-complex="12pt" style:language-complex="en" style:country-complex="US" style:font-weight-complex="normal"/>
    </style:style>
    <style:style style:name="P180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Liberation Serif" fo:font-size="12pt" fo:language="en" fo:country="US" fo:font-weight="normal" officeooo:paragraph-rsid="0041ee0f" fo:background-color="transparent" style:font-name-asian="Times New Roman1" style:font-size-asian="12pt" style:language-asian="en" style:country-asian="US" style:font-weight-asian="normal" style:font-name-complex="Times New Roman1" style:font-size-complex="12pt" style:language-complex="en" style:country-complex="US" style:font-weight-complex="normal"/>
    </style:style>
    <style:style style:name="P181" style:family="paragraph" style:parent-style-name="Standard" style:list-style-name="L12">
      <style:paragraph-properties fo:text-align="start" style:justify-single-word="false"/>
      <style:text-properties style:use-window-font-color="true" style:text-position="0% 100%" style:font-name="Liberation Serif" fo:font-size="12pt" fo:font-weight="bold" officeooo:rsid="00590ea7" officeooo:paragraph-rsid="00590ea7" style:font-size-asian="10.5pt" style:font-weight-asian="bold" style:font-size-complex="12pt" style:font-weight-complex="bold"/>
    </style:style>
    <style:style style:name="P182" style:family="paragraph" style:parent-style-name="Standard" style:list-style-name="L9">
      <style:text-properties style:use-window-font-color="true" style:text-position="0% 100%" fo:font-size="12pt" fo:font-weight="normal" officeooo:paragraph-rsid="00538660" fo:background-color="transparent" style:font-size-asian="12pt" style:font-weight-asian="normal" style:font-weight-complex="normal"/>
    </style:style>
    <style:style style:name="P183" style:family="paragraph" style:parent-style-name="Standard" style:list-style-name="L9">
      <style:text-properties style:use-window-font-color="true" style:text-position="0% 100%" fo:font-size="12pt" fo:font-weight="normal" officeooo:rsid="0011a47d" officeooo:paragraph-rsid="00538660" fo:background-color="transparent" style:font-size-asian="12pt" style:font-weight-asian="normal" style:font-weight-complex="normal"/>
    </style:style>
    <style:style style:name="P184" style:family="paragraph" style:parent-style-name="Standard" style:list-style-name="L9">
      <style:text-properties style:use-window-font-color="true" style:text-position="0% 100%" fo:font-size="12pt" fo:font-weight="normal" officeooo:rsid="00a619da" officeooo:paragraph-rsid="00a619da" fo:background-color="transparent" style:font-size-asian="12pt" style:font-weight-asian="normal" style:font-weight-complex="normal"/>
    </style:style>
    <style:style style:name="P185" style:family="paragraph" style:parent-style-name="Standard" style:list-style-name="L12">
      <style:paragraph-properties fo:text-align="start" style:justify-single-word="false"/>
      <style:text-properties style:use-window-font-color="true" style:text-position="0% 100%" fo:font-size="12pt" fo:font-weight="normal" officeooo:rsid="0063fe8a" officeooo:paragraph-rsid="0063fe8a" style:font-size-asian="10.5pt" style:font-weight-asian="normal" style:font-size-complex="12pt" style:font-weight-complex="normal"/>
    </style:style>
    <style:style style:name="P186" style:family="paragraph" style:parent-style-name="Standard" style:list-style-name="L12">
      <style:paragraph-properties fo:text-align="start" style:justify-single-word="false"/>
      <style:text-properties style:use-window-font-color="true" style:text-position="0% 100%" fo:font-size="12pt" fo:font-weight="normal" officeooo:paragraph-rsid="00590ea7" style:font-size-asian="10.5pt" style:font-weight-asian="normal" style:font-size-complex="12pt" style:font-weight-complex="normal"/>
    </style:style>
    <style:style style:name="P187" style:family="paragraph" style:parent-style-name="Standard" style:list-style-name="L9">
      <style:text-properties style:use-window-font-color="true" style:text-position="0% 100%" fo:font-weight="normal" officeooo:paragraph-rsid="00538660" fo:background-color="transparent" style:font-weight-asian="normal" style:font-weight-complex="normal"/>
    </style:style>
    <style:style style:name="P188" style:family="paragraph" style:parent-style-name="Standard" style:list-style-name="L12">
      <style:text-properties style:use-window-font-color="true" style:text-position="0% 100%" fo:font-weight="normal" officeooo:paragraph-rsid="00590ea7" style:font-weight-asian="normal" style:font-weight-complex="normal"/>
    </style:style>
    <style:style style:name="P189" style:family="paragraph" style:parent-style-name="Standard" style:list-style-name="L4">
      <style:text-properties style:use-window-font-color="true" style:text-line-through-style="solid" style:font-name="Liberation Serif" fo:font-size="12pt" fo:font-weight="bold" officeooo:rsid="00076c7f" officeooo:paragraph-rsid="00076c7f" style:font-size-asian="12pt" style:font-weight-asian="bold" style:font-size-complex="12pt" style:font-weight-complex="bold"/>
    </style:style>
    <style:style style:name="P190" style:family="paragraph" style:parent-style-name="Standard" style:list-style-name="L4">
      <style:text-properties style:use-window-font-color="true" style:text-line-through-style="solid" style:font-name="Liberation Serif" fo:font-size="12pt" fo:font-weight="bold" officeooo:rsid="0010504d" officeooo:paragraph-rsid="0010504d" style:font-size-asian="12pt" style:font-weight-asian="bold" style:font-size-complex="12pt" style:font-weight-complex="bold"/>
    </style:style>
    <style:style style:name="P191" style:family="paragraph" style:parent-style-name="Standard" style:list-style-name="L4">
      <style:text-properties style:use-window-font-color="true" style:text-line-through-style="solid" style:font-name="Liberation Serif" fo:font-size="12pt" fo:font-weight="bold" officeooo:rsid="00b3d8bb" officeooo:paragraph-rsid="00b3d8bb" style:font-size-asian="12pt" style:font-weight-asian="bold" style:font-size-complex="12pt" style:font-weight-complex="bold"/>
    </style:style>
    <style:style style:name="P192" style:family="paragraph" style:parent-style-name="Standard" style:list-style-name="L4">
      <style:text-properties style:use-window-font-color="true" style:text-line-through-style="solid" style:font-name="Liberation Serif" fo:font-size="12pt" officeooo:rsid="000787ab" officeooo:paragraph-rsid="000787ab" style:font-size-asian="12pt" style:font-size-complex="12pt"/>
    </style:style>
    <style:style style:name="P193" style:family="paragraph" style:parent-style-name="Standard" style:list-style-name="L4">
      <style:text-properties style:use-window-font-color="true" style:text-line-through-style="solid" style:font-name="Liberation Serif" fo:font-size="12pt" officeooo:rsid="000e2cde" officeooo:paragraph-rsid="000e2cde" style:font-size-asian="12pt" style:font-size-complex="12pt"/>
    </style:style>
    <style:style style:name="P194" style:family="paragraph" style:parent-style-name="Standard" style:list-style-name="L4">
      <style:text-properties style:use-window-font-color="true" style:text-line-through-style="solid" style:font-name="Liberation Serif" fo:font-size="12pt" officeooo:rsid="00b68b25" officeooo:paragraph-rsid="00b68b25" style:font-size-asian="12pt" style:font-size-complex="12pt"/>
    </style:style>
    <style:style style:name="P195" style:family="paragraph" style:parent-style-name="Standard" style:list-style-name="L4">
      <style:text-properties style:use-window-font-color="true" style:text-line-through-style="solid" style:font-name="Liberation Serif" fo:font-size="12pt" officeooo:rsid="00b7cc78" officeooo:paragraph-rsid="00b7cc78" style:font-size-asian="12pt" style:font-size-complex="12pt"/>
    </style:style>
    <style:style style:name="P196" style:family="paragraph" style:parent-style-name="Standard" style:list-style-name="L4">
      <style:text-properties style:use-window-font-color="true" style:text-line-through-style="solid" style:font-name="Liberation Serif" fo:font-size="12pt" officeooo:rsid="00630fb4" officeooo:paragraph-rsid="00630fb4" style:font-size-asian="12pt" style:font-size-complex="12pt"/>
    </style:style>
    <style:style style:name="P197" style:family="paragraph" style:parent-style-name="Standard" style:list-style-name="L4">
      <style:text-properties style:use-window-font-color="true" style:text-line-through-style="solid" style:font-name="Liberation Serif" fo:font-size="12pt" officeooo:rsid="00212733" officeooo:paragraph-rsid="006182ea" style:font-size-asian="12pt" style:font-size-complex="12pt"/>
    </style:style>
    <style:style style:name="P198" style:family="paragraph" style:parent-style-name="Standard" style:list-style-name="L4">
      <style:text-properties style:use-window-font-color="true" style:text-line-through-style="solid" style:font-name="Liberation Serif" fo:font-size="12pt" officeooo:rsid="0090838c" officeooo:paragraph-rsid="0090838c" style:font-size-asian="12pt" style:font-size-complex="12pt"/>
    </style:style>
    <style:style style:name="P199" style:family="paragraph" style:parent-style-name="Standard" style:list-style-name="L5">
      <style:text-properties style:use-window-font-color="true" style:text-line-through-style="solid" style:font-name="Liberation Serif" fo:font-size="12pt" fo:language="en" fo:country="US" officeooo:rsid="001ed8cf" officeooo:paragraph-rsid="0023f0b5" style:letter-kerning="true" style:font-name-asian="Times New Roman" style:font-size-asian="12pt" style:font-name-complex="Times New Roman" style:font-size-complex="12pt"/>
    </style:style>
    <style:style style:name="P200" style:family="paragraph" style:parent-style-name="Standard" style:list-style-name="L8">
      <style:text-properties style:use-window-font-color="true" style:text-line-through-style="solid" officeooo:paragraph-rsid="0048ea30" fo:background-color="transparent"/>
    </style:style>
    <style:style style:name="P201" style:family="paragraph" style:parent-style-name="Standard" style:list-style-name="L8">
      <style:text-properties style:use-window-font-color="true" style:text-line-through-style="solid" officeooo:paragraph-rsid="00bb0af6" fo:background-color="transparent"/>
    </style:style>
    <style:style style:name="P202" style:family="paragraph" style:parent-style-name="Standard" style:list-style-name="L8">
      <style:text-properties style:use-window-font-color="true" style:text-line-through-style="solid" officeooo:rsid="00ed5ee3" officeooo:paragraph-rsid="00ed5ee3" fo:background-color="transparent"/>
    </style:style>
    <style:style style:name="P203" style:family="paragraph" style:parent-style-name="Standard" style:list-style-name="L5">
      <style:text-properties style:use-window-font-color="true" style:font-name="Times New Roman" fo:font-size="12pt" fo:language="en" fo:country="US" officeooo:rsid="0021bcb8" officeooo:paragraph-rsid="00c6747d" style:letter-kerning="true" style:font-name-asian="Times New Roman" style:font-size-asian="12pt" style:font-name-complex="Times New Roman" style:font-size-complex="12pt"/>
    </style:style>
    <style:style style:name="P204" style:family="paragraph" style:parent-style-name="Standard" style:list-style-name="L5">
      <style:text-properties style:use-window-font-color="true" style:font-name="Times New Roman" fo:font-size="12pt" fo:language="en" fo:country="US" officeooo:rsid="00a2965f" officeooo:paragraph-rsid="00c75934" style:letter-kerning="true" style:font-name-asian="Times New Roman" style:font-size-asian="12pt" style:font-name-complex="Times New Roman" style:font-size-complex="12pt"/>
    </style:style>
    <style:style style:name="P205" style:family="paragraph" style:parent-style-name="Standard" style:list-style-name="L5">
      <style:paragraph-properties fo:text-align="start" style:justify-single-word="false"/>
      <style:text-properties style:use-window-font-color="true" style:font-name="Times New Roman" fo:font-size="12pt" fo:language="en" fo:country="US" fo:font-weight="normal" officeooo:rsid="0020d1c7" officeooo:paragraph-rsid="00a32990" style:letter-kerning="true" style:font-name-asian="Times New Roman" style:font-size-asian="12pt" style:font-weight-asian="normal" style:font-name-complex="Times New Roman" style:font-size-complex="12pt" style:font-weight-complex="normal"/>
    </style:style>
    <style:style style:name="P206" style:family="paragraph" style:parent-style-name="Standard" style:list-style-name="L6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officeooo:paragraph-rsid="00300aba" style:font-name-asian="Lohit Hindi1" style:font-size-asian="12pt" style:font-style-asian="normal" style:font-weight-asian="normal" style:font-name-complex="Lohit Hindi1" style:font-size-complex="12pt" style:font-style-complex="normal" style:font-weight-complex="normal" style:text-emphasize="none" style:text-overline-style="none" style:text-overline-color="font-color"/>
    </style:style>
    <style:style style:name="P207" style:family="paragraph" style:parent-style-name="Standard" style:list-style-name="L6">
      <style:paragraph-properties fo:text-align="start" style:justify-single-word="false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normal" officeooo:rsid="0030ff94" officeooo:paragraph-rsid="0033272d" style:font-name-asian="Lohit Hindi1" style:font-size-asian="12pt" style:font-style-asian="normal" style:font-weight-asian="normal" style:font-name-complex="Lohit Hindi1" style:font-size-complex="12pt" style:font-style-complex="normal" style:font-weight-complex="normal" style:text-emphasize="none" style:text-overline-style="none" style:text-overline-color="font-color"/>
    </style:style>
    <style:style style:name="P208" style:family="paragraph" style:parent-style-name="Standard" style:list-style-name="L6"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bold" officeooo:rsid="0030ff94" officeooo:paragraph-rsid="0030ff94" style:font-name-asian="Lohit Hindi1" style:font-size-asian="12pt" style:font-style-asian="normal" style:font-weight-asian="bold" style:font-name-complex="Lohit Hindi1" style:font-size-complex="12pt" style:font-style-complex="normal" style:font-weight-complex="bold" style:text-emphasize="none" style:text-overline-style="none" style:text-overline-color="font-color"/>
    </style:style>
    <style:style style:name="P209" style:family="paragraph" style:parent-style-name="Standard" style:list-style-name="L6">
      <style:paragraph-properties fo:text-align="start" style:justify-single-word="false"/>
      <style:text-properties style:use-window-font-color="true" style:text-outline="false" style:text-line-through-style="none" style:font-name="Liberation Serif" fo:font-size="12pt" fo:font-style="normal" fo:text-shadow="none" style:text-underline-style="none" fo:font-weight="bold" officeooo:rsid="0036e09d" officeooo:paragraph-rsid="0036e09d" style:font-name-asian="Lohit Hindi1" style:font-size-asian="12pt" style:font-style-asian="normal" style:font-weight-asian="bold" style:font-name-complex="Lohit Hindi1" style:font-size-complex="12pt" style:font-style-complex="normal" style:font-weight-complex="bold" style:text-emphasize="none" style:text-overline-style="none" style:text-overline-color="font-color"/>
    </style:style>
    <style:style style:name="P210" style:family="paragraph" style:parent-style-name="Standard" style:list-style-name="L6">
      <style:paragraph-properties fo:text-align="start" style:justify-single-word="false"/>
      <style:text-properties style:use-window-font-color="true" style:text-outline="false" style:text-line-through-style="none" style:font-name="Liberation Serif" fo:font-size="12pt" fo:letter-spacing="normal" fo:font-style="normal" fo:text-shadow="none" style:text-underline-style="none" fo:font-weight="normal" officeooo:paragraph-rsid="0036e09d" style:letter-kerning="false" style:font-name-asian="Ubuntu" style:font-size-asian="12pt" style:font-style-asian="normal" style:font-weight-asian="normal" style:font-name-complex="Ubuntu" style:font-size-complex="12pt" style:font-style-complex="normal" style:font-weight-complex="normal" style:text-emphasize="none" style:text-overline-style="none" style:text-overline-color="font-color"/>
    </style:style>
    <style:style style:name="P211" style:family="paragraph" style:parent-style-name="Standard" style:list-style-name="L6">
      <style:paragraph-properties fo:text-align="start" style:justify-single-word="false"/>
      <style:text-properties style:use-window-font-color="true" style:text-outline="false" style:text-line-through-style="none" style:font-name="Liberation Serif" fo:font-size="12pt" fo:letter-spacing="normal" fo:font-style="normal" fo:text-shadow="none" style:text-underline-style="none" fo:font-weight="normal" officeooo:rsid="0036e09d" officeooo:paragraph-rsid="0036e09d" style:letter-kerning="false" style:font-name-asian="Lohit Hindi1" style:font-size-asian="12pt" style:font-style-asian="normal" style:font-weight-asian="normal" style:font-name-complex="Lohit Hindi1" style:font-size-complex="12pt" style:font-style-complex="normal" style:font-weight-complex="normal" style:text-emphasize="none" style:text-overline-style="none" style:text-overline-color="font-color"/>
    </style:style>
    <style:style style:name="P212" style:family="paragraph" style:parent-style-name="Standard" style:list-style-name="L8">
      <style:text-properties style:use-window-font-color="true" fo:font-weight="bold" officeooo:rsid="0029f20b" officeooo:paragraph-rsid="0048ea30" fo:background-color="transparent" style:font-weight-asian="bold" style:font-weight-complex="bold"/>
    </style:style>
    <style:style style:name="P213" style:family="paragraph" style:parent-style-name="Standard" style:list-style-name="L8">
      <style:text-properties style:use-window-font-color="true" fo:font-weight="bold" officeooo:paragraph-rsid="0048ea30" fo:background-color="transparent" style:font-weight-asian="bold" style:font-weight-complex="bold"/>
    </style:style>
    <style:style style:name="P214" style:family="paragraph" style:parent-style-name="Standard" style:list-style-name="L9">
      <style:text-properties style:use-window-font-color="true" fo:font-weight="bold" officeooo:paragraph-rsid="0051ca0d" fo:background-color="transparent" style:font-weight-asian="bold" style:font-weight-complex="bold"/>
    </style:style>
    <style:style style:name="P215" style:family="paragraph" style:parent-style-name="Standard" style:list-style-name="L9">
      <style:text-properties style:use-window-font-color="true" fo:font-weight="bold" officeooo:paragraph-rsid="0051ca0d" style:font-weight-asian="bold" style:font-weight-complex="bold"/>
    </style:style>
    <style:style style:name="P216" style:family="paragraph" style:parent-style-name="Standard" style:list-style-name="L14">
      <style:paragraph-properties fo:text-align="start" style:justify-single-word="false"/>
      <style:text-properties style:use-window-font-color="true" fo:font-weight="bold" officeooo:paragraph-rsid="006f7551" style:font-weight-asian="bold" style:font-weight-complex="bold"/>
    </style:style>
    <style:style style:name="P217" style:family="paragraph" style:parent-style-name="Standard" style:list-style-name="L8">
      <style:text-properties style:use-window-font-color="true" officeooo:paragraph-rsid="004e5133" fo:background-color="transparent"/>
    </style:style>
    <style:style style:name="P218" style:family="paragraph" style:parent-style-name="Standard" style:list-style-name="L8">
      <style:text-properties style:use-window-font-color="true" officeooo:paragraph-rsid="0048ea30" fo:background-color="transparent"/>
    </style:style>
    <style:style style:name="P219" style:family="paragraph" style:parent-style-name="Standard" style:list-style-name="L8">
      <style:text-properties style:use-window-font-color="true" officeooo:rsid="0048ea30" officeooo:paragraph-rsid="0048ea30" fo:background-color="transparent"/>
    </style:style>
    <style:style style:name="P220" style:family="paragraph" style:parent-style-name="Standard" style:list-style-name="L8">
      <style:text-properties style:use-window-font-color="true" officeooo:rsid="0048ea30" officeooo:paragraph-rsid="00ef4ff1" fo:background-color="transparent"/>
    </style:style>
    <style:style style:name="P221" style:family="paragraph" style:parent-style-name="Standard" style:list-style-name="L9">
      <style:text-properties style:use-window-font-color="true" officeooo:rsid="00981712" officeooo:paragraph-rsid="00981712" fo:background-color="transparent"/>
    </style:style>
    <style:style style:name="P222" style:family="paragraph" style:parent-style-name="Standard" style:list-style-name="L9">
      <style:text-properties style:use-window-font-color="true" officeooo:rsid="0051ca0d" officeooo:paragraph-rsid="0051ca0d" fo:background-color="transparent"/>
    </style:style>
    <style:style style:name="P223" style:family="paragraph" style:parent-style-name="Standard" style:list-style-name="L9">
      <style:paragraph-properties fo:text-align="start" style:justify-single-word="false"/>
      <style:text-properties style:use-window-font-color="true" officeooo:paragraph-rsid="0051ca0d" fo:background-color="transparent"/>
    </style:style>
    <style:style style:name="P224" style:family="paragraph" style:parent-style-name="Standard" style:list-style-name="L9">
      <style:text-properties style:use-window-font-color="true" officeooo:paragraph-rsid="0051ca0d" fo:background-color="transparent"/>
    </style:style>
    <style:style style:name="P225" style:family="paragraph" style:parent-style-name="Standard" style:list-style-name="L9">
      <style:text-properties style:use-window-font-color="true" officeooo:paragraph-rsid="0054939d" fo:background-color="transparent"/>
    </style:style>
    <style:style style:name="P226" style:family="paragraph" style:parent-style-name="Standard" style:list-style-name="L9">
      <style:text-properties style:use-window-font-color="true" officeooo:rsid="0055a303" officeooo:paragraph-rsid="0055a303" fo:background-color="transparent"/>
    </style:style>
    <style:style style:name="P227" style:family="paragraph" style:parent-style-name="Standard" style:list-style-name="L8">
      <style:paragraph-properties fo:text-align="start" style:justify-single-word="false"/>
      <style:text-properties style:use-window-font-color="true" fo:font-size="12pt" fo:font-weight="normal" officeooo:paragraph-rsid="0048ea30" fo:background-color="transparent" style:font-size-asian="10.5pt" style:font-weight-asian="normal" style:font-weight-complex="normal"/>
    </style:style>
    <style:style style:name="P228" style:family="paragraph" style:parent-style-name="Standard" style:list-style-name="L8">
      <style:paragraph-properties fo:text-align="start" style:justify-single-word="false"/>
      <style:text-properties style:use-window-font-color="true" fo:font-size="12pt" fo:font-weight="normal" officeooo:rsid="0029f20b" officeooo:paragraph-rsid="0048ea30" fo:background-color="transparent" style:font-size-asian="10.5pt" style:font-weight-asian="normal" style:font-weight-complex="normal"/>
    </style:style>
    <style:style style:name="P229" style:family="paragraph" style:parent-style-name="Standard" style:list-style-name="L9">
      <style:text-properties style:use-window-font-color="true" fo:font-size="12pt" fo:font-weight="normal" officeooo:paragraph-rsid="0051ca0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 style:list-style-name="L9">
      <style:paragraph-properties fo:text-align="start" style:justify-single-word="false"/>
      <style:text-properties style:use-window-font-color="true" fo:font-size="12pt" fo:font-weight="normal" officeooo:rsid="0051ca0d" officeooo:paragraph-rsid="0051ca0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 style:list-style-name="L9">
      <style:text-properties style:use-window-font-color="true" fo:font-size="12pt" officeooo:paragraph-rsid="0051ca0d" fo:background-color="transparent" style:font-size-asian="12pt" style:font-size-complex="12pt"/>
    </style:style>
    <style:style style:name="P232" style:family="paragraph" style:parent-style-name="Standard" style:list-style-name="L9">
      <style:text-properties style:use-window-font-color="true" fo:font-size="12pt" officeooo:rsid="008a38ed" officeooo:paragraph-rsid="008a38ed" fo:background-color="transparent" style:font-size-asian="12pt" style:font-size-complex="12pt"/>
    </style:style>
    <style:style style:name="P233" style:family="paragraph" style:parent-style-name="Standard" style:list-style-name="L9">
      <style:text-properties style:use-window-font-color="true" fo:font-size="12pt" officeooo:rsid="008a38ed" officeooo:paragraph-rsid="00941aa2" fo:background-color="transparent" style:font-size-asian="12pt" style:font-size-complex="12pt"/>
    </style:style>
    <style:style style:name="P234" style:family="paragraph" style:parent-style-name="Standard" style:list-style-name="L8">
      <style:text-properties style:use-window-font-color="true" fo:font-weight="normal" officeooo:paragraph-rsid="0048ea30" fo:background-color="transparent" style:font-weight-asian="normal" style:font-weight-complex="normal"/>
    </style:style>
    <style:style style:name="P235" style:family="paragraph" style:parent-style-name="Standard" style:list-style-name="L13">
      <style:text-properties style:use-window-font-color="true" fo:font-weight="normal" officeooo:paragraph-rsid="005bb42a" style:font-weight-asian="normal" style:font-weight-complex="normal"/>
    </style:style>
    <style:style style:name="P236" style:family="paragraph" style:parent-style-name="Standard" style:list-style-name="L13">
      <style:text-properties style:use-window-font-color="true" fo:font-weight="normal" officeooo:paragraph-rsid="009c3a0d" style:font-weight-asian="normal" style:font-weight-complex="normal"/>
    </style:style>
    <style:style style:name="P237" style:family="paragraph" style:parent-style-name="Standard" style:list-style-name="L13">
      <style:text-properties style:use-window-font-color="true" fo:font-weight="normal" officeooo:rsid="009ea5e8" officeooo:paragraph-rsid="009ea5e8" style:font-weight-asian="normal" style:font-weight-complex="normal"/>
    </style:style>
    <style:style style:name="P238" style:family="paragraph" style:parent-style-name="Standard" style:list-style-name="L14">
      <style:paragraph-properties fo:text-align="start" style:justify-single-word="false"/>
      <style:text-properties style:use-window-font-color="true" fo:font-weight="normal" officeooo:rsid="006f7551" officeooo:paragraph-rsid="006f7551" style:font-weight-asian="normal" style:font-weight-complex="normal"/>
    </style:style>
    <style:style style:name="P239" style:family="paragraph" style:parent-style-name="Standard" style:list-style-name="L14">
      <style:paragraph-properties fo:text-align="start" style:justify-single-word="false"/>
      <style:text-properties style:use-window-font-color="true" fo:font-weight="normal" officeooo:rsid="0028c8eb" officeooo:paragraph-rsid="006f7551" style:font-weight-asian="normal" style:font-weight-complex="normal"/>
    </style:style>
    <style:style style:name="P240" style:family="paragraph" style:parent-style-name="Standard" style:list-style-name="L14">
      <style:paragraph-properties fo:text-align="start" style:justify-single-word="false"/>
      <style:text-properties style:use-window-font-color="true" fo:font-weight="normal" officeooo:paragraph-rsid="006f7551" style:font-weight-asian="normal" style:font-weight-complex="normal"/>
    </style:style>
    <style:style style:name="P241" style:family="paragraph" style:parent-style-name="Standard" style:list-style-name="L9">
      <style:text-properties style:use-window-font-color="true" officeooo:paragraph-rsid="0051ca0d"/>
    </style:style>
    <style:style style:name="P242" style:family="paragraph" style:parent-style-name="Standard" style:list-style-name="L9">
      <style:paragraph-properties fo:text-align="start" style:justify-single-word="false"/>
      <style:text-properties style:use-window-font-color="true" style:text-position="0% 0%" fo:font-size="12pt" fo:font-weight="normal" officeooo:rsid="0051ca0d" officeooo:paragraph-rsid="0051ca0d" fo:background-color="transparent" style:font-size-asian="12pt" style:font-weight-asian="normal" style:font-size-complex="12pt" style:font-weight-complex="normal"/>
    </style:style>
    <style:style style:name="P243" style:family="paragraph" style:parent-style-name="Standard" style:list-style-name="L9">
      <style:paragraph-properties fo:text-align="start" style:justify-single-word="false"/>
      <style:text-properties style:use-window-font-color="true" style:text-position="0% 0%" fo:font-size="12pt" fo:font-weight="normal" officeooo:rsid="0069bb20" officeooo:paragraph-rsid="0069bb20" fo:background-color="transparent" style:font-size-asian="12pt" style:font-weight-asian="normal" style:font-size-complex="12pt" style:font-weight-complex="normal"/>
    </style:style>
    <style:style style:name="P244" style:family="paragraph" style:parent-style-name="Standard" style:list-style-name="L12">
      <style:text-properties style:use-window-font-color="true"/>
    </style:style>
    <style:style style:name="P245" style:family="paragraph" style:parent-style-name="Standard" style:list-style-name="L13">
      <style:text-properties style:use-window-font-color="true" officeooo:paragraph-rsid="005bb42a"/>
    </style:style>
    <style:style style:name="P246" style:family="paragraph" style:parent-style-name="Standard" style:list-style-name="L2">
      <style:text-properties officeooo:rsid="003569ca" officeooo:paragraph-rsid="00a88c23"/>
    </style:style>
    <style:style style:name="P247" style:family="paragraph" style:parent-style-name="Standard" style:list-style-name="L3">
      <style:text-properties officeooo:paragraph-rsid="00748677"/>
    </style:style>
    <style:style style:name="P248" style:family="paragraph" style:parent-style-name="Standard" style:list-style-name="L4">
      <style:text-properties style:text-position="0% 100%" fo:font-style="normal" fo:font-weight="normal" officeooo:paragraph-rsid="0084f811" style:font-style-asian="normal" style:font-weight-asian="normal" style:font-style-complex="normal" style:font-weight-complex="normal"/>
    </style:style>
    <style:style style:name="P249" style:family="paragraph" style:parent-style-name="Standard" style:list-style-name="L12">
      <style:paragraph-properties fo:text-align="start" style:justify-single-word="false"/>
      <style:text-properties style:text-position="0% 100%" fo:font-size="12pt" fo:font-weight="normal" officeooo:paragraph-rsid="00656533" style:font-size-asian="10.5pt" style:font-weight-asian="normal" style:font-size-complex="12pt" style:font-weight-complex="normal"/>
    </style:style>
    <style:style style:name="P250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1ae5d8" officeooo:paragraph-rsid="00d0b5f6" style:font-size-asian="12pt" style:font-weight-asian="normal" style:font-size-complex="12pt" style:font-weight-complex="normal"/>
    </style:style>
    <style:style style:name="P251" style:family="paragraph" style:parent-style-name="Standard" style:list-style-name="L7">
      <style:paragraph-properties fo:margin-top="0in" fo:margin-bottom="0in" style:contextual-spacing="false"/>
      <style:text-properties style:use-window-font-color="true" style:font-name="Liberation Serif" fo:font-size="12pt" fo:font-weight="normal" officeooo:rsid="00ce37a9" officeooo:paragraph-rsid="00ce37a9" style:font-size-asian="12pt" style:font-weight-asian="normal" style:font-size-complex="12pt" style:font-weight-complex="normal"/>
    </style:style>
    <style:style style:name="P252" style:family="paragraph" style:parent-style-name="Standard" style:list-style-name="L10">
      <style:paragraph-properties fo:margin-top="0in" fo:margin-bottom="0in" style:contextual-spacing="false"/>
      <style:text-properties style:use-window-font-color="true" style:font-name="Liberation Serif" fo:font-size="12pt" fo:font-weight="normal" officeooo:rsid="00112e48" officeooo:paragraph-rsid="006bfc57" style:font-size-asian="12pt" style:font-weight-asian="normal" style:font-size-complex="12pt" style:font-weight-complex="normal"/>
    </style:style>
    <style:style style:name="P253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officeooo:rsid="001f4430" officeooo:paragraph-rsid="00d0b5f6" style:font-size-asian="12pt" style:font-size-complex="12pt"/>
    </style:style>
    <style:style style:name="P254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font-name="Liberation Serif" fo:font-size="12pt" fo:font-weight="bold" officeooo:rsid="00dc3f56" officeooo:paragraph-rsid="00dc3f56" style:font-size-asian="12pt" style:font-weight-asian="bold" style:font-size-complex="12pt" style:font-weight-complex="bold"/>
    </style:style>
    <style:style style:name="P255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fo:font-weight="normal" officeooo:rsid="00d260c5" officeooo:paragraph-rsid="00d260c5" style:font-size-asian="12pt" style:font-weight-asian="normal" style:font-size-complex="12pt" style:font-weight-complex="normal"/>
    </style:style>
    <style:style style:name="P256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none" fo:font-weight="bold" officeooo:rsid="00dafa3d" officeooo:paragraph-rsid="00dafa3d" style:font-size-asian="12pt" style:font-weight-asian="bold" style:font-size-complex="12pt" style:font-weight-complex="bold"/>
    </style:style>
    <style:style style:name="P257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none" fo:font-weight="bold" officeooo:rsid="00e78e55" officeooo:paragraph-rsid="00e78e55" style:font-size-asian="12pt" style:font-weight-asian="bold" style:font-size-complex="12pt" style:font-weight-complex="bold"/>
    </style:style>
    <style:style style:name="P258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none" fo:font-weight="normal" officeooo:rsid="00dafa3d" officeooo:paragraph-rsid="00dafa3d" style:font-size-asian="12pt" style:font-weight-asian="normal" style:font-size-complex="12pt" style:font-weight-complex="normal"/>
    </style:style>
    <style:style style:name="P259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none" fo:font-weight="normal" officeooo:rsid="00e78e55" officeooo:paragraph-rsid="00e78e55" style:font-size-asian="12pt" style:font-weight-asian="normal" style:font-size-complex="12pt" style:font-weight-complex="normal"/>
    </style:style>
    <style:style style:name="P260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solid" style:text-underline-type="double" style:text-underline-width="auto" style:text-underline-color="font-color" fo:font-weight="bold" officeooo:rsid="00d260c5" officeooo:paragraph-rsid="00e5cf89" style:font-size-asian="12pt" style:font-weight-asian="bold" style:font-size-complex="12pt" style:font-weight-complex="bold"/>
    </style:style>
    <style:style style:name="P261" style:family="paragraph" style:parent-style-name="Standard" style:list-style-name="L7">
      <style:paragraph-properties fo:margin-top="0in" fo:margin-bottom="0in" style:contextual-spacing="false" fo:text-align="start" style:justify-single-word="false"/>
      <style:text-properties style:use-window-font-color="true" style:text-line-through-style="none" style:font-name="Liberation Serif" fo:font-size="12pt" style:text-underline-style="solid" style:text-underline-type="double" style:text-underline-width="auto" style:text-underline-color="font-color" fo:font-weight="normal" officeooo:rsid="00d260c5" officeooo:paragraph-rsid="00e5cf89" style:font-size-asian="12pt" style:font-weight-asian="normal" style:font-size-complex="12pt" style:font-weight-complex="normal"/>
    </style:style>
    <style:style style:name="P262" style:family="paragraph" style:parent-style-name="Standard" style:list-style-name="L9">
      <style:paragraph-properties fo:margin-top="0in" fo:margin-bottom="0in" style:contextual-spacing="false" fo:text-align="start" style:justify-single-word="false"/>
      <style:text-properties style:use-window-font-color="true" style:text-position="0% 0%" fo:font-size="12pt" fo:font-weight="normal" officeooo:rsid="00112e48" officeooo:paragraph-rsid="006c476e" fo:background-color="transparent" style:font-size-asian="12pt" style:font-weight-asian="normal" style:font-size-complex="12pt" style:font-weight-complex="normal"/>
    </style:style>
    <style:style style:name="P263" style:family="paragraph" style:parent-style-name="Table_20_Contents" style:list-style-name="L8">
      <style:paragraph-properties fo:text-align="start" style:justify-single-word="false"/>
      <style:text-properties style:use-window-font-color="true" fo:font-weight="normal" officeooo:rsid="0048ea30" officeooo:paragraph-rsid="0048ea30" fo:background-color="transparent" style:font-weight-asian="normal" style:font-weight-complex="normal"/>
    </style:style>
    <style:style style:name="T1" style:family="text">
      <style:text-properties officeooo:rsid="00022a2f"/>
    </style:style>
    <style:style style:name="T2" style:family="text">
      <style:text-properties officeooo:rsid="00040a83"/>
    </style:style>
    <style:style style:name="T3" style:family="text">
      <style:text-properties officeooo:rsid="001b1ea8"/>
    </style:style>
    <style:style style:name="T4" style:family="text">
      <style:text-properties officeooo:rsid="001ed8c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f1a7" style:font-weight-asian="normal" style:font-weight-complex="normal"/>
    </style:style>
    <style:style style:name="T7" style:family="text">
      <style:text-properties fo:font-weight="normal" officeooo:rsid="0048ea30" style:font-weight-asian="normal" style:font-weight-complex="normal"/>
    </style:style>
    <style:style style:name="T8" style:family="text">
      <style:text-properties fo:font-weight="normal" officeooo:rsid="004acb55" style:font-weight-asian="normal" style:font-weight-complex="normal"/>
    </style:style>
    <style:style style:name="T9" style:family="text">
      <style:text-properties fo:font-weight="normal" officeooo:rsid="00aab3e7" style:font-weight-asian="normal" style:font-weight-complex="normal"/>
    </style:style>
    <style:style style:name="T10" style:family="text">
      <style:text-properties fo:font-weight="normal" officeooo:rsid="0091ad61" style:font-weight-asian="normal" style:font-weight-complex="normal"/>
    </style:style>
    <style:style style:name="T11" style:family="text">
      <style:text-properties fo:font-weight="normal" officeooo:rsid="00820504" style:font-weight-asian="normal" style:font-weight-complex="normal"/>
    </style:style>
    <style:style style:name="T12" style:family="text">
      <style:text-properties fo:font-weight="normal" officeooo:rsid="00ce37a9" style:font-weight-asian="normal" style:font-weight-complex="normal"/>
    </style:style>
    <style:style style:name="T13" style:family="text">
      <style:text-properties fo:font-weight="normal" officeooo:rsid="00617fe2" style:font-weight-asian="normal" style:font-weight-complex="normal"/>
    </style:style>
    <style:style style:name="T14" style:family="text">
      <style:text-properties fo:font-weight="normal" officeooo:rsid="00d260c5" style:font-weight-asian="normal" style:font-weight-complex="normal"/>
    </style:style>
    <style:style style:name="T15" style:family="text">
      <style:text-properties style:font-name-asian="Liberation Serif" style:font-name-complex="Liberation Serif"/>
    </style:style>
    <style:style style:name="T16" style:family="text">
      <style:text-properties officeooo:rsid="0032632b"/>
    </style:style>
    <style:style style:name="T17" style:family="text">
      <style:text-properties officeooo:rsid="0033272d"/>
    </style:style>
    <style:style style:name="T18" style:family="text">
      <style:text-properties officeooo:rsid="003ca77e"/>
    </style:style>
    <style:style style:name="T19" style:family="text">
      <style:text-properties style:text-position="0% 100%" officeooo:rsid="0063fe8a"/>
    </style:style>
    <style:style style:name="T20" style:family="text">
      <style:text-properties officeooo:rsid="003e7d77"/>
    </style:style>
    <style:style style:name="T21" style:family="text">
      <style:text-properties officeooo:rsid="003f3e76"/>
    </style:style>
    <style:style style:name="T22" style:family="text">
      <style:text-properties officeooo:rsid="0040e180"/>
    </style:style>
    <style:style style:name="T23" style:family="text">
      <style:text-properties officeooo:rsid="001b12bc"/>
    </style:style>
    <style:style style:name="T24" style:family="text">
      <style:text-properties officeooo:rsid="0048e0cb"/>
    </style:style>
    <style:style style:name="T25" style:family="text">
      <style:text-properties fo:background-color="transparent"/>
    </style:style>
    <style:style style:name="T26" style:family="text">
      <style:text-properties officeooo:rsid="00578ad7" fo:background-color="transparent"/>
    </style:style>
    <style:style style:name="T27" style:family="text">
      <style:text-properties officeooo:rsid="0048ea30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887b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style:font-size-asian="10.5pt" style:font-weight-asian="normal" style:font-size-complex="12pt" style:font-weight-complex="normal"/>
    </style:style>
    <style:style style:name="T31" style:family="text">
      <style:text-properties officeooo:rsid="004acb55"/>
    </style:style>
    <style:style style:name="T32" style:family="text">
      <style:text-properties officeooo:rsid="004e5133"/>
    </style:style>
    <style:style style:name="T33" style:family="text">
      <style:text-properties officeooo:rsid="0011a47d"/>
    </style:style>
    <style:style style:name="T34" style:family="text">
      <style:text-properties officeooo:rsid="0051ca0d"/>
    </style:style>
    <style:style style:name="T35" style:family="text">
      <style:text-properties style:text-position="0% 0%" fo:font-size="12pt" fo:font-weight="normal" officeooo:rsid="0051ca0d" style:font-size-asian="12pt" style:font-weight-asian="normal" style:font-size-complex="12pt" style:font-weight-complex="normal"/>
    </style:style>
    <style:style style:name="T36" style:family="text">
      <style:text-properties officeooo:rsid="001b5e66"/>
    </style:style>
    <style:style style:name="T37" style:family="text">
      <style:text-properties officeooo:rsid="001d3fda"/>
    </style:style>
    <style:style style:name="T38" style:family="text">
      <style:text-properties officeooo:rsid="00538660"/>
    </style:style>
    <style:style style:name="T39" style:family="text">
      <style:text-properties officeooo:rsid="0054939d"/>
    </style:style>
    <style:style style:name="T40" style:family="text">
      <style:text-properties officeooo:rsid="0055a303"/>
    </style:style>
    <style:style style:name="T41" style:family="text">
      <style:text-properties officeooo:rsid="0056c2eb"/>
    </style:style>
    <style:style style:name="T42" style:family="text">
      <style:text-properties officeooo:rsid="00590ea7"/>
    </style:style>
    <style:style style:name="T43" style:family="text">
      <style:text-properties style:text-position="super 58%" officeooo:rsid="00590ea7"/>
    </style:style>
    <style:style style:name="T44" style:family="text">
      <style:text-properties style:text-position="super 58%" officeooo:rsid="0063fe8a"/>
    </style:style>
    <style:style style:name="T45" style:family="text">
      <style:text-properties officeooo:rsid="005bb42a"/>
    </style:style>
    <style:style style:name="T46" style:family="text">
      <style:text-properties officeooo:rsid="00506522"/>
    </style:style>
    <style:style style:name="T47" style:family="text">
      <style:text-properties officeooo:rsid="006182ea"/>
    </style:style>
    <style:style style:name="T48" style:family="text">
      <style:text-properties officeooo:rsid="0063fe8a"/>
    </style:style>
    <style:style style:name="T49" style:family="text">
      <style:text-properties officeooo:rsid="006410e6"/>
    </style:style>
    <style:style style:name="T50" style:family="text">
      <style:text-properties officeooo:rsid="006803eb"/>
    </style:style>
    <style:style style:name="T51" style:family="text">
      <style:text-properties officeooo:rsid="0068ca87"/>
    </style:style>
    <style:style style:name="T52" style:family="text">
      <style:text-properties officeooo:rsid="0031a53e"/>
    </style:style>
    <style:style style:name="T53" style:family="text">
      <style:text-properties officeooo:rsid="006bfc57"/>
    </style:style>
    <style:style style:name="T54" style:family="text">
      <style:text-properties officeooo:rsid="006c476e"/>
    </style:style>
    <style:style style:name="T55" style:family="text">
      <style:text-properties officeooo:rsid="006eabfe"/>
    </style:style>
    <style:style style:name="T56" style:family="text">
      <style:text-properties officeooo:rsid="006f7551"/>
    </style:style>
    <style:style style:name="T57" style:family="text">
      <style:text-properties officeooo:rsid="002648b1"/>
    </style:style>
    <style:style style:name="T58" style:family="text">
      <style:text-properties officeooo:rsid="0024da47"/>
    </style:style>
    <style:style style:name="T59" style:family="text">
      <style:text-properties officeooo:rsid="0028c8eb"/>
    </style:style>
    <style:style style:name="T60" style:family="text">
      <style:text-properties officeooo:rsid="00775b99"/>
    </style:style>
    <style:style style:name="T61" style:family="text">
      <style:text-properties officeooo:rsid="007b3a42"/>
    </style:style>
    <style:style style:name="T62" style:family="text">
      <style:text-properties officeooo:rsid="0012c405"/>
    </style:style>
    <style:style style:name="T63" style:family="text">
      <style:text-properties officeooo:rsid="00748677"/>
    </style:style>
    <style:style style:name="T64" style:family="text">
      <style:text-properties style:use-window-font-color="true" style:text-position="0% 100%" style:font-name="Liberation Serif" fo:font-size="12pt" officeooo:rsid="00748677" style:font-size-asian="12pt" style:font-size-complex="12pt"/>
    </style:style>
    <style:style style:name="T65" style:family="text">
      <style:text-properties style:use-window-font-color="true" style:text-position="0% 100%" style:font-name="Liberation Serif" fo:font-size="12pt" officeooo:rsid="00752d2d" style:font-size-asian="12pt" style:font-size-complex="12pt"/>
    </style:style>
    <style:style style:name="T66" style:family="text">
      <style:text-properties style:use-window-font-color="true" officeooo:rsid="00656533"/>
    </style:style>
    <style:style style:name="T67" style:family="text">
      <style:text-properties style:use-window-font-color="true" officeooo:rsid="00659bff"/>
    </style:style>
    <style:style style:name="T68" style:family="text">
      <style:text-properties officeooo:rsid="008e8953"/>
    </style:style>
    <style:style style:name="T69" style:family="text">
      <style:text-properties officeooo:rsid="0090838c"/>
    </style:style>
    <style:style style:name="T70" style:family="text">
      <style:text-properties officeooo:rsid="00941aa2"/>
    </style:style>
    <style:style style:name="T71" style:family="text">
      <style:text-properties officeooo:rsid="00953712"/>
    </style:style>
    <style:style style:name="T72" style:family="text">
      <style:text-properties officeooo:rsid="0099f528"/>
    </style:style>
    <style:style style:name="T73" style:family="text">
      <style:text-properties officeooo:rsid="009c3a0d"/>
    </style:style>
    <style:style style:name="T74" style:family="text">
      <style:text-properties officeooo:rsid="009cf3cc"/>
    </style:style>
    <style:style style:name="T75" style:family="text">
      <style:text-properties officeooo:rsid="009f1559"/>
    </style:style>
    <style:style style:name="T76" style:family="text">
      <style:text-properties officeooo:rsid="00a0fafd"/>
    </style:style>
    <style:style style:name="T77" style:family="text">
      <style:text-properties officeooo:rsid="00aab3e7"/>
    </style:style>
    <style:style style:name="T78" style:family="text">
      <style:text-properties officeooo:rsid="00ae9385"/>
    </style:style>
    <style:style style:name="T79" style:family="text">
      <style:text-properties officeooo:rsid="004841a5"/>
    </style:style>
    <style:style style:name="T80" style:family="text">
      <style:text-properties officeooo:rsid="00af6b1c"/>
    </style:style>
    <style:style style:name="T81" style:family="text">
      <style:text-properties officeooo:rsid="00b086a5"/>
    </style:style>
    <style:style style:name="T82" style:family="text">
      <style:text-properties officeooo:rsid="00b26488"/>
    </style:style>
    <style:style style:name="T83" style:family="text">
      <style:text-properties officeooo:rsid="00b2db41"/>
    </style:style>
    <style:style style:name="T84" style:family="text">
      <style:text-properties fo:font-weight="bold" fo:background-color="transparent" style:font-weight-asian="bold" style:font-weight-complex="bold"/>
    </style:style>
    <style:style style:name="T85" style:family="text">
      <style:text-properties fo:font-weight="bold" officeooo:rsid="00570cd5" fo:background-color="transparent" style:font-weight-asian="bold" style:font-weight-complex="bold"/>
    </style:style>
    <style:style style:name="T86" style:family="text">
      <style:text-properties officeooo:rsid="00617fe2"/>
    </style:style>
    <style:style style:name="T87" style:family="text">
      <style:text-properties officeooo:rsid="00d260c5"/>
    </style:style>
    <style:style style:name="T88" style:family="text">
      <style:text-properties style:text-underline-style="none" officeooo:rsid="00dafa3d"/>
    </style:style>
    <style:style style:name="T89" style:family="text">
      <style:text-properties style:text-underline-style="none" officeooo:rsid="0047142c"/>
    </style:style>
    <style:style style:name="T90" style:family="text">
      <style:text-properties style:text-underline-style="none" officeooo:rsid="00e5cf89"/>
    </style:style>
    <style:style style:name="T91" style:family="text">
      <style:text-properties officeooo:rsid="00dfcda1"/>
    </style:style>
    <style:style style:name="T92" style:family="text">
      <style:text-properties officeooo:rsid="00ec8b7e"/>
    </style:style>
    <style:style style:name="T93" style:family="text">
      <style:text-properties officeooo:rsid="00ef4f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</text:p>
      <text:list xml:id="list5307922674549860032" text:style-name="L1">
        <text:list-item>
          <text:p text:style-name="P28"><text:bookmark text:name="Mathematical Logic"/>Mathematical Logic</text:p>
          <text:list>
            <text:list-item>
              <text:p text:style-name="P66">First order logic - Find text</text:p>
              <text:list>
                <text:list-item>
                  <text:p text:style-name="P67">Bilaniuk</text:p>
                </text:list-item>
                <text:list-item>
                  <text:p text:style-name="P67">Grimaldi</text:p>
                </text:list-item>
                <text:list-item>
                  <text:p text:style-name="P67">Rosen</text:p>
                </text:list-item>
              </text:list>
            </text:list-item>
            <text:list-item>
              <text:p text:style-name="P103"><text:span text:style-name="T5">Introduction to mathematical logic –</text:span><text:span text:style-name="T9"> Notes from Bilanuik</text:span></text:p>
            </text:list-item>
          </text:list>
        </text:list-item>
      </text:list>
      <text:list xml:id="list6181925895458637190" text:style-name="L2">
        <text:list-item>
          <text:list>
            <text:list-item>
              <text:p text:style-name="P104">Establishing validity of open statements with bounded variables</text:p>
              <text:list>
                <text:list-item>
                  <text:p text:style-name="P104">As long as the open statements use only universal quantifiers it is just like establishing validity for propositional statements</text:p>
                </text:list-item>
                <text:list-item>
                  <text:p text:style-name="P104">Rule of universal specification</text:p>
                </text:list-item>
                <text:list-item>
                  <text:p text:style-name="P105">Rule of universal generalization</text:p>
                </text:list-item>
              </text:list>
            </text:list-item>
            <text:list-item>
              <text:p text:style-name="P246">Satisfiability –<text:span text:style-name="T78"> Find text</text:span></text:p>
            </text:list-item>
            <text:list-item>
              <text:p text:style-name="P68">Introduction to first order logic<text:span text:style-name="T79"> –</text:span><text:span text:style-name="T77"> Notes from Bilanuik</text:span></text:p>
            </text:list-item>
          </text:list>
        </text:list-item>
        <text:list-item>
          <text:p text:style-name="P29">Set Theory and Algebra</text:p>
          <text:list>
            <text:list-item>
              <text:p text:style-name="P31"><text:bookmark text:name="Set Theory"/>Set Theory</text:p>
              <text:list>
                <text:list-item>
                  <text:p text:style-name="P69">Make notes from <text:span text:style-name="T78">G</text:span>rimaldi</text:p>
                </text:list-item>
                <text:list-item>
                  <text:p text:style-name="P164"><text:span text:style-name="T80">P</text:span>igeonhole principle <text:span text:style-name="T80">- Grimaldi</text:span></text:p>
                </text:list-item>
              </text:list>
            </text:list-item>
          </text:list>
        </text:list-item>
      </text:list>
      <text:list xml:id="list3386486793875105015" text:style-name="L3">
        <text:list-item>
          <text:list>
            <text:list-item>
              <text:p text:style-name="P32"><text:bookmark-start text:name="Equivalence relations and partitions"/>Equivalence relations and partitions<text:bookmark-end text:name="Equivalence relations and partitions"/></text:p>
              <text:list>
                <text:list-item>
                  <text:p text:style-name="P70">Partitions and its application <text:span text:style-name="T80">- Grimaldi</text:span></text:p>
                  <text:list>
                    <text:list-item>
                      <text:p text:style-name="P70">Minimizing DFA</text:p>
                    </text:list-item>
                    <text:list-item>
                      <text:p text:style-name="P70">Testcases – G – 2011 - 47</text:p>
                    </text:list-item>
                  </text:list>
                </text:list-item>
              </text:list>
            </text:list-item>
            <text:list-item>
              <text:p text:style-name="P30"><text:bookmark text:name="Groups"/>Groups –<text:span text:style-name="T80"> Find text</text:span></text:p>
              <text:list>
                <text:list-item>
                  <text:list>
                    <text:list-item>
                      <text:p text:style-name="P33">Grimaldi</text:p>
                    </text:list-item>
                  </text:list>
                </text:list-item>
                <text:list-item>
                  <text:p text:style-name="P107">Vector spaces to groups</text:p>
                </text:list-item>
                <text:list-item>
                  <text:p text:style-name="P108">Semigroups and Monoids</text:p>
                </text:list-item>
                <text:list-item>
                  <text:p text:style-name="P109"><text:span text:style-name="T60">S</text:span>emigroups are useful in the study of formal languages and finite state machines</text:p>
                </text:list-item>
                <text:list-item>
                  <text:p text:style-name="P109">Monoids are useful in the study of semi-automation and synta<text:span text:style-name="T60">c</text:span>tic analysis</text:p>
                </text:list-item>
                <text:list-item>
                  <text:p text:style-name="P247"><text:span text:style-name="T64">Groups share a fundamental kinship with the notion of </text:span><text:a xlink:type="simple" xlink:href="http://en.wikipedia.org/wiki/Symmetry">symmetry</text:a><text:span text:style-name="T64"> –</text:span><text:span text:style-name="T65"> Wikipedia</text:span></text:p>
                </text:list-item>
                <text:list-item>
                  <text:p text:style-name="P166">Finding all subgroups of groups – Grimaldi – 15.3 – 11</text:p>
                </text:list-item>
                <text:list-item>
                  <text:p text:style-name="P168">Graph isomorphism</text:p>
                  <text:list>
                    <text:list-item>
                      <text:p text:style-name="P168">what is the operation which makes the a graph a group</text:p>
                    </text:list-item>
                  </text:list>
                </text:list-item>
                <text:list-item>
                  <text:p text:style-name="P169">Intuition </text:p>
                  <text:list>
                    <text:list-item>
                      <text:p text:style-name="P167"><text:span text:style-name="T62">The presence of the identity </text:span><text:span text:style-name="T63">and inverse </text:span><text:span text:style-name="T62">for </text:span><text:span text:style-name="T63">a finite subgroup </text:span><text:span text:style-name="T62">is implied.</text:span></text:p>
                    </text:list-item>
                    <text:list-item>
                      <text:p text:style-name="P169">Intersection of subgroups is a subgroup</text:p>
                    </text:list-item>
                    <text:list-item>
                      <text:p text:style-name="P169">Union of subgroups is not subgroup.</text:p>
                    </text:list-item>
                    <text:list-item>
                      <text:p text:style-name="P170">Compositions of homomorphism is a homomorphism</text:p>
                    </text:list-item>
                  </text:list>
                </text:list-item>
              </text:list>
            </text:list-item>
            <text:list-item>
              <text:p text:style-name="P34"><text:bookmark text:name="Boolean algebra"/>Boolean algebra <text:span text:style-name="T80">- Grimaldi</text:span></text:p>
              <text:list>
                <text:list-item>
                  <text:p text:style-name="P106"><text:span text:style-name="T1">Learn from </text:span><text:span text:style-name="T2">G</text:span><text:span text:style-name="T1">rimaldi</text:span></text:p>
                </text:list-item>
              </text:list>
            </text:list-item>
          </text:list>
        </text:list-item>
        <text:list-item>
          <text:p text:style-name="P35">Combinatorics</text:p>
        </text:list-item>
      </text:list>
      <text:list xml:id="list3215161463902971734" text:style-name="L4">
        <text:list-item>
          <text:list>
            <text:list-item>
              <text:p text:style-name="P36"><text:bookmark text:name="Permutations and combinations"/>Permutations and Combinations</text:p>
              <text:list>
                <text:list-item>
                  <text:p text:style-name="P110">Complete notes</text:p>
                </text:list-item>
              </text:list>
            </text:list-item>
            <text:list-item>
              <text:p text:style-name="P37"><text:bookmark text:name="Summation"/>Summation</text:p>
              <text:list>
                <text:list-item>
                  <text:p text:style-name="P111">Summation formulas</text:p>
                </text:list-item>
              </text:list>
            </text:list-item>
            <text:list-item>
              <text:p text:style-name="P189"><text:bookmark text:name="Generating Functions"/>Generating functions –<text:span text:style-name="T80"> Find text(Wilf, </text:span><text:span text:style-name="T81">Sedgewick)</text:span></text:p>
              <text:list>
                <text:list-item>
                  <text:p text:style-name="P192">Problems</text:p>
                </text:list-item>
              </text:list>
            </text:list-item>
            <text:list-item>
              <text:p text:style-name="P38">Pigeonhole principle</text:p>
            </text:list-item>
            <text:list-item>
              <text:p text:style-name="P38">Summation</text:p>
            </text:list-item>
            <text:list-item>
              <text:p text:style-name="P38"><text:soft-page-break/>Induction</text:p>
            </text:list-item>
            <text:list-item>
              <text:p text:style-name="P38">Principle of inclusion and exclusion</text:p>
            </text:list-item>
            <text:list-item>
              <text:p text:style-name="P39"><text:bookmark text:name="Recurrence relations"/>Recurrence relations –<text:span text:style-name="T82"> Find text</text:span><text:span text:style-name="T81">(Sedgewick, CLRS)</text:span></text:p>
              <text:list>
                <text:list-item>
                  <text:p text:style-name="P112">Complete notes</text:p>
                </text:list-item>
                <text:list-item>
                  <text:p text:style-name="P114">Linear algebra and solving linear recurrence relations</text:p>
                </text:list-item>
                <text:list-item>
                  <text:p text:style-name="P248"><text:s/>Catalan numbers</text:p>
                </text:list-item>
                <text:list-item>
                  <text:p text:style-name="P248">The number of palindromes in compositions of natural numbers</text:p>
                </text:list-item>
              </text:list>
            </text:list-item>
          </text:list>
        </text:list-item>
        <text:list-item>
          <text:p text:style-name="P40">Probability</text:p>
          <text:list>
            <text:list-item>
              <text:p text:style-name="P193"><text:bookmark text:name="Distributions"/>Distributions</text:p>
              <text:list>
                <text:list-item>
                  <text:p text:style-name="P194">Find text</text:p>
                  <text:list>
                    <text:list-item>
                      <text:p text:style-name="P195">Gonick</text:p>
                    </text:list-item>
                    <text:list-item>
                      <text:p text:style-name="P195">Ross</text:p>
                    </text:list-item>
                    <text:list-item>
                      <text:p text:style-name="P195">James</text:p>
                    </text:list-item>
                    <text:list-item>
                      <text:p text:style-name="P195">Bogart</text:p>
                    </text:list-item>
                    <text:list-item>
                      <text:p text:style-name="P195">Grinstead</text:p>
                    </text:list-item>
                  </text:list>
                </text:list-item>
                <text:list-item>
                  <text:p text:style-name="P193">Problems</text:p>
                </text:list-item>
                <text:list-item>
                  <text:p text:style-name="P196">Arithmetic of random variables</text:p>
                  <text:list>
                    <text:list-item>
                      <text:p text:style-name="P197"><text:span text:style-name="T46">G – 2011 – </text:span><text:span text:style-name="T47">33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Graph theory</text:p>
          <text:list>
            <text:list-item>
              <text:p text:style-name="P115"><text:bookmark text:name="Matching"/>Edge Sets</text:p>
              <text:list>
                <text:list-item>
                  <text:p text:style-name="P116">revision</text:p>
                </text:list-item>
              </text:list>
            </text:list-item>
            <text:list-item>
              <text:p text:style-name="P117"><text:bookmark text:name="Spanning Tree"/>Spanning trees </text:p>
              <text:list>
                <text:list-item>
                  <text:p text:style-name="P198">Transfer notes</text:p>
                </text:list-item>
                <text:list-item>
                  <text:p text:style-name="P113"><text:span text:style-name="T68">Cayley</text:span><text:span text:style-name="T69">'</text:span><text:span text:style-name="T68">s theorem</text:span></text:p>
                </text:list-item>
                <text:list-item>
                  <text:p text:style-name="P21">Number of binary trees, given n number of nodes</text:p>
                  <text:list>
                    <text:list-item>
                      <text:p text:style-name="P21">Equal to the number of well formed parenthesis, given by the Catalan numbers</text:p>
                    </text:list-item>
                    <text:list-item>
                      <text:p text:style-name="P22"><text:span text:style-name="T68">Require to learn generating functions to </text:span><text:a xlink:type="simple" xlink:href="http://en.wikipedia.org/wiki/Catalan_numbers#Fifth_proof"><text:span text:style-name="T68">understand the formula</text:span></text:a></text:p>
                    </text:list-item>
                  </text:list>
                </text:list-item>
                <text:list-item>
                  <text:p text:style-name="P23">G – 2008 - 42</text:p>
                </text:list-item>
              </text:list>
            </text:list-item>
          </text:list>
        </text:list-item>
        <text:list-item>
          <text:p text:style-name="P190"><text:bookmark text:name="Linear Algebra"/>Linear Algebra –<text:span text:style-name="T83"> Lay</text:span></text:p>
        </text:list-item>
        <text:list-item>
          <text:p text:style-name="P42"><text:bookmark text:name="Numerical methods"/>Numerical methods</text:p>
          <text:list>
            <text:list-item>
              <text:p text:style-name="P118">Find text</text:p>
            </text:list-item>
          </text:list>
        </text:list-item>
        <text:list-item>
          <text:p text:style-name="P191"><text:bookmark text:name="Calculus"/>Calculus</text:p>
        </text:list-item>
      </text:list>
      <text:p text:style-name="P13"/>
      <text:p text:style-name="P3">Digital Logic</text:p>
      <text:list xml:id="list6863382167306062386" text:style-name="L5">
        <text:list-item>
          <text:p text:style-name="P43"><text:bookmark text:name="Logic Functions"/>Logic functions</text:p>
          <text:list>
            <text:list-item>
              <text:p text:style-name="P119">Need to make notes</text:p>
              <text:list>
                <text:list-item>
                  <text:p text:style-name="P171">Max term representation. X denotes 0 and X' denotes 1</text:p>
                </text:list-item>
                <text:list-item>
                  <text:p text:style-name="P171">Max term representation. X denotes 1 and X' denotes 0</text:p>
                </text:list-item>
                <text:list-item>
                  <text:p text:style-name="P171"><text:span text:style-name="T76">Z</text:span>eroes in a map represent complements</text:p>
                </text:list-item>
                <text:list-item>
                  <text:p text:style-name="P171">A map represents only min-terms</text:p>
                </text:list-item>
                <text:list-item>
                  <text:p text:style-name="P145">Digital logic gates</text:p>
                  <text:list>
                    <text:list-item>
                      <text:p text:style-name="P145">Graphic symbol</text:p>
                    </text:list-item>
                    <text:list-item>
                      <text:p text:style-name="P178">Algebraic function</text:p>
                    </text:list-item>
                  </text:list>
                </text:list-item>
              </text:list>
            </text:list-item>
            <text:list-item>
              <text:p text:style-name="P119">Need to transfer notes about “IC digital logic families” from the hard-copy</text:p>
            </text:list-item>
            <text:list-item>
              <text:p text:style-name="P120">Problems on hamming distance</text:p>
            </text:list-item>
            <text:list-item>
              <text:p text:style-name="P203">Why are NOR and NAND gates more popular in IC chips other than they being universal</text:p>
            </text:list-item>
          </text:list>
        </text:list-item>
        <text:list-item>
          <text:p text:style-name="P44"><text:bookmark text:name="Minimization"/>Minimization</text:p>
          <text:list>
            <text:list-item>
              <text:p text:style-name="P146"><text:soft-page-break/>Need to make notes</text:p>
            </text:list-item>
            <text:list-item>
              <text:p text:style-name="P199">Need to transfer notes from the hard copy.</text:p>
            </text:list-item>
            <text:list-item>
              <text:p text:style-name="P145">Practice minimizing <text:span text:style-name="T4">NAND</text:span> gates required in a <text:span text:style-name="T4">NAND</text:span> gate boolean function implementation – 2240:5</text:p>
            </text:list-item>
            <text:list-item>
              <text:p text:style-name="P145">Degenerate forms</text:p>
            </text:list-item>
            <text:list-item>
              <text:p text:style-name="P146">Why are NOR and NAND gates more popular in IC chips other than they being universal</text:p>
            </text:list-item>
            <text:list-item>
              <text:p text:style-name="P147">Tabular method</text:p>
            </text:list-item>
            <text:list-item>
              <text:p text:style-name="P204">Practice minimizing nand gates required in a nand gate boolean function implementation – 2240:5</text:p>
            </text:list-item>
          </text:list>
        </text:list-item>
        <text:list-item>
          <text:p text:style-name="P148"><text:bookmark text:name="Combinational circuits"/>Design and synthesis of combinational circuits</text:p>
          <text:list>
            <text:list-item>
              <text:p text:style-name="P150">TG – 2241 – 38</text:p>
            </text:list-item>
            <text:list-item>
              <text:p text:style-name="P151">Need to make notes</text:p>
            </text:list-item>
            <text:list-item>
              <text:p text:style-name="P205">Algorithm for conversion from dinary to reflection</text:p>
            </text:list-item>
          </text:list>
        </text:list-item>
        <text:list-item>
          <text:p text:style-name="P148"><text:bookmark text:name="Sequential CIrcuits"/>Design and synthesis of <text:span text:style-name="T51">Sequential</text:span> circuits</text:p>
          <text:list>
            <text:list-item>
              <text:p text:style-name="P152">Need to make notes</text:p>
            </text:list-item>
            <text:list-item>
              <text:p text:style-name="P121"><text:span text:style-name="T5">Exercise problems </text:span><text:span text:style-name="T6">in morris Mano</text:span></text:p>
            </text:list-item>
            <text:list-item>
              <text:p text:style-name="P71">synchronous</text:p>
            </text:list-item>
            <text:list-item>
              <text:p text:style-name="P72">Asynchronous</text:p>
            </text:list-item>
            <text:list-item>
              <text:p text:style-name="P73">Mealy and moore machines</text:p>
            </text:list-item>
          </text:list>
        </text:list-item>
      </text:list>
      <text:p text:style-name="P14"/>
      <text:p text:style-name="P4">Computer Organization and Architecture</text:p>
      <text:list xml:id="list4643117630070670600" text:style-name="L6">
        <text:list-item>
          <text:p text:style-name="P45"><text:bookmark text:name="Computer arithmatic"/>Number representation and computer arithmetic</text:p>
          <text:list>
            <text:list-item>
              <text:p text:style-name="P156">Array multiplier</text:p>
            </text:list-item>
          </text:list>
        </text:list-item>
        <text:list-item>
          <text:p text:style-name="P46"><text:bookmark text:name="Machine instructions and addressing modes"/>Machine instructions and Addressing modes</text:p>
          <text:list>
            <text:list-item>
              <text:p text:style-name="P74">How instruction set architecture aids pipeline design</text:p>
            </text:list-item>
          </text:list>
        </text:list-item>
        <text:list-item>
          <text:p text:style-name="P47"><text:bookmark text:name="ALU and Datapath"/>ALU and data-path</text:p>
          <text:list>
            <text:list-item>
              <text:p text:style-name="P153">Need to make notes</text:p>
            </text:list-item>
            <text:list-item>
              <text:p text:style-name="P157">Need to transfer notes from the hard copy.</text:p>
            </text:list-item>
          </text:list>
        </text:list-item>
        <text:list-item>
          <text:p text:style-name="P149"><text:bookmark text:name="CPU Control Design"/>CPU control design</text:p>
          <text:list>
            <text:list-item>
              <text:p text:style-name="P206"><text:span text:style-name="T15">Multi cycle implementation </text:span>and exceptions</text:p>
            </text:list-item>
          </text:list>
        </text:list-item>
        <text:list-item>
          <text:p text:style-name="P208"><text:bookmark text:name="Pipelining"/>Instruction pipelining</text:p>
          <text:list>
            <text:list-item>
              <text:p text:style-name="P75">Pipelining – Appendix A – A Quantitative approach</text:p>
              <text:list>
                <text:list-item>
                  <text:p text:style-name="P77">Pipelining implementation</text:p>
                  <text:list>
                    <text:list-item>
                      <text:p text:style-name="P78">Pipelined datapath</text:p>
                    </text:list-item>
                    <text:list-item>
                      <text:p text:style-name="P78">pipelined control – 6.3</text:p>
                    </text:list-item>
                    <text:list-item>
                      <text:p text:style-name="P77">Stall in a pipeline for a data hazard– 6.4</text:p>
                    </text:list-item>
                    <text:list-item>
                      <text:p text:style-name="P83"><text:span text:style-name="T17">Implementation of f</text:span><text:span text:style-name="T16">orwarding in a pipeline</text:span></text:p>
                    </text:list-item>
                    <text:list-item>
                      <text:p text:style-name="P207"><text:span text:style-name="T61">D</text:span>esign of exception handling in pipelining</text:p>
                    </text:list-item>
                  </text:list>
                </text:list-item>
                <text:list-item>
                  <text:p text:style-name="P76">Multi-cycle pipelined implementation</text:p>
                </text:list-item>
                <text:list-item>
                  <text:p text:style-name="P79">Discarding of partially executed instructions for a branch-not-taken strategy – 6.6</text:p>
                </text:list-item>
                <text:list-item>
                  <text:p text:style-name="P79">Shifting the branch address calculation and branch decision making to the ID stage to reduce the delay dues to a branch hazard – 6.6</text:p>
                </text:list-item>
                <text:list-item>
                  <text:p text:style-name="P80"><text:a xlink:type="simple" xlink:href="http://en.wikipedia.org/wiki/Data_dependency"><text:span text:style-name="T75">Dependencies</text:span></text:a></text:p>
                </text:list-item>
              </text:list>
            </text:list-item>
          </text:list>
        </text:list-item>
        <text:list-item>
          <text:p text:style-name="P209"><text:bookmark text:name="Memory"/>Cache and Main Memory</text:p>
          <text:list>
            <text:list-item>
              <text:p text:style-name="P159">Structure of memory cells</text:p>
              <text:list>
                <text:list-item>
                  <text:p text:style-name="P159">SRAM - latch, transistors, word line, bit lines</text:p>
                </text:list-item>
                <text:list-item>
                  <text:p text:style-name="P159">DRAM – latch, capacitor, word lines, bit line</text:p>
                </text:list-item>
              </text:list>
            </text:list-item>
            <text:list-item>
              <text:p text:style-name="P159">Structure of large RAMS</text:p>
            </text:list-item>
            <text:list-item>
              <text:p text:style-name="P159"><text:soft-page-break/>Functions of Memory Controllers</text:p>
            </text:list-item>
            <text:list-item>
              <text:p text:style-name="P159">ROM</text:p>
              <text:list>
                <text:list-item>
                  <text:p text:style-name="P159">Structure of single cell</text:p>
                </text:list-item>
                <text:list-item>
                  <text:p text:style-name="P159">PROM</text:p>
                </text:list-item>
                <text:list-item>
                  <text:p text:style-name="P159">EPROM</text:p>
                </text:list-item>
                <text:list-item>
                  <text:p text:style-name="P159">EEPROM</text:p>
                </text:list-item>
              </text:list>
            </text:list-item>
            <text:list-item>
              <text:p text:style-name="P81">Table listing typical memory cycle times for different memories</text:p>
            </text:list-item>
            <text:list-item>
              <text:p text:style-name="P81">Effect of misses on pipelines</text:p>
            </text:list-item>
            <text:list-item>
              <text:p text:style-name="P210">Must read pipelining and come back to page 482, 496 of P<text:span text:style-name="T18">a</text:span>tterson</text:p>
            </text:list-item>
            <text:list-item>
              <text:p text:style-name="P81">Designing memory modules using standard memory chips</text:p>
            </text:list-item>
            <text:list-item>
              <text:p text:style-name="P211">Refresh mechanism and percentage of time it takes</text:p>
            </text:list-item>
          </text:list>
        </text:list-item>
        <text:list-item>
          <text:p text:style-name="P45"><text:bookmark text:name="IO interface"/>IO interface</text:p>
          <text:list>
            <text:list-item>
              <text:p text:style-name="P82">Exercises in Peterson and Hennessey</text:p>
            </text:list-item>
            <text:list-item>
              <text:p text:style-name="P82">Stallings, chapter 7</text:p>
            </text:list-item>
            <text:list-item>
              <text:p text:style-name="P84">Silberschatz, chapter 13</text:p>
            </text:list-item>
            <text:list-item>
              <text:p text:style-name="P82">How does an interrupt get converted to a exception code in the cause <text:s/>register of the coprocessor in MIPS?</text:p>
            </text:list-item>
            <text:list-item>
              <text:p text:style-name="P82">How does the MIPS processor get hold of the interrupt vector? </text:p>
            </text:list-item>
            <text:list-item>
              <text:p text:style-name="P82">What is the structure of the interrupt vector in MIPS </text:p>
            </text:list-item>
            <text:list-item>
              <text:p text:style-name="P82">who populates the cause register? </text:p>
            </text:list-item>
            <text:list-item>
              <text:p text:style-name="P82">organization and function of coprocessor0 </text:p>
            </text:list-item>
            <text:list-item>
              <text:p text:style-name="P82">priority encoder </text:p>
            </text:list-item>
            <text:list-item>
              <text:p text:style-name="P82">Where is the interrupt vector tables stored?</text:p>
            </text:list-item>
            <text:list-item>
              <text:p text:style-name="P82">Go back to interrupts afters control and datapath </text:p>
            </text:list-item>
            <text:list-item>
              <text:p text:style-name="P85">TG – 2241 – 4</text:p>
            </text:list-item>
          </text:list>
        </text:list-item>
        <text:list-item>
          <text:p text:style-name="P48"><text:bookmark text:name="Storage"/>Secondary storage</text:p>
          <text:list>
            <text:list-item>
              <text:p text:style-name="P154">Need to make notes</text:p>
            </text:list-item>
            <text:list-item>
              <text:p text:style-name="P158">Need to transfer notes from the hard copy.</text:p>
            </text:list-item>
          </text:list>
        </text:list-item>
      </text:list>
      <text:p text:style-name="P16"/>
      <text:p text:style-name="P5">Data Structures</text:p>
      <text:list xml:id="list6809963636307959695" text:style-name="L7">
        <text:list-item>
          <text:p text:style-name="P49">Arrays</text:p>
          <text:list>
            <text:list-item>
              <text:p text:style-name="P86">Analysis of sieve of Eratosthenes</text:p>
            </text:list-item>
          </text:list>
        </text:list-item>
        <text:list-item>
          <text:p text:style-name="P49">Linked Lists</text:p>
          <text:list>
            <text:list-item>
              <text:p text:style-name="P251">Merging two singly linked recursively</text:p>
            </text:list-item>
          </text:list>
        </text:list-item>
        <text:list-item>
          <text:p text:style-name="P50"><text:bookmark text:name="Trees"/>Trees</text:p>
          <text:list>
            <text:list-item>
              <text:p text:style-name="P250">Lists as trees <text:span text:style-name="T86">- Ten</text:span><text:span text:style-name="T87">e</text:span><text:span text:style-name="T86">nbaum</text:span></text:p>
            </text:list-item>
            <text:list-item>
              <text:p text:style-name="P253"><text:span text:style-name="T12">Huffman code –</text:span><text:span text:style-name="T13"> Aho, Ten</text:span><text:span text:style-name="T14">e</text:span><text:span text:style-name="T13">nbaum</text:span></text:p>
            </text:list-item>
          </text:list>
        </text:list-item>
        <text:list-item>
          <text:p text:style-name="P254"><text:bookmark text:name="Binary Tree"/>Binary Trees</text:p>
          <text:list>
            <text:list-item>
              <text:p text:style-name="P255">Number of possible binary trees</text:p>
            </text:list-item>
          </text:list>
        </text:list-item>
        <text:list-item>
          <text:p text:style-name="P256"><text:bookmark text:name="Binary Search Tree"/>Binary Search Trees</text:p>
          <text:list>
            <text:list-item>
              <text:p text:style-name="P258">Average case analysis</text:p>
            </text:list-item>
          </text:list>
        </text:list-item>
        <text:list-item>
          <text:p text:style-name="P260"><text:bookmark text:name="2-3 trees"/><text:span text:style-name="T88">2-3 trees</text:span><text:span text:style-name="T90">(Not in syllabus)</text:span></text:p>
          <text:list>
            <text:list-item>
              <text:p text:style-name="P261"><text:span text:style-name="T90">N</text:span><text:span text:style-name="T89">otes </text:span><text:span text:style-name="T90">- Sedgewick</text:span></text:p>
            </text:list-item>
            <text:list-item>
              <text:p text:style-name="P261"><text:span text:style-name="T90">D</text:span><text:span text:style-name="T89">eletion</text:span></text:p>
            </text:list-item>
          </text:list>
        </text:list-item>
        <text:list-item>
          <text:p text:style-name="P257"><text:bookmark text:name="AVL Trees"/>AVL trees</text:p>
          <text:list>
            <text:list-item>
              <text:p text:style-name="P259">Deletion</text:p>
            </text:list-item>
          </text:list>
        </text:list-item>
        <text:list-item>
          <text:p text:style-name="P257"><text:bookmark text:name="B and B+ trees"/>B and B+ trees</text:p>
          <text:list>
            <text:list-item>
              <text:p text:style-name="P259">Implementation</text:p>
            </text:list-item>
          </text:list>
        </text:list-item>
        <text:list-item>
          <text:p text:style-name="P51"><text:bookmark text:name="Abstract data types"/><text:soft-page-break/>Abstract data types</text:p>
          <text:list>
            <text:list-item>
              <text:p text:style-name="P122"><text:span text:style-name="T24">Formally </text:span>Learn and make notes – <text:span text:style-name="T48">Sedgwick, </text:span><text:span text:style-name="T91">Preiss</text:span></text:p>
            </text:list-item>
          </text:list>
        </text:list-item>
        <text:list-item>
          <text:p text:style-name="P52"><text:bookmark text:name="Stacks"/>Stacks</text:p>
          <text:list>
            <text:list-item>
              <text:p text:style-name="P124">Linked list implementation</text:p>
            </text:list-item>
            <text:list-item>
              <text:p text:style-name="P124">Suitability of array and linked list implementation</text:p>
            </text:list-item>
            <text:list-item>
              <text:p text:style-name="P125">Exercises in CLRS</text:p>
            </text:list-item>
          </text:list>
        </text:list-item>
        <text:list-item>
          <text:p text:style-name="P53"><text:bookmark text:name="Queues"/>Queues</text:p>
          <text:list>
            <text:list-item>
              <text:p text:style-name="P125">Exercises in CLRS</text:p>
            </text:list-item>
          </text:list>
        </text:list-item>
        <text:list-item>
          <text:p text:style-name="P53"><text:bookmark text:name="Linked Lists"/>Linked Lists</text:p>
          <text:list>
            <text:list-item>
              <text:p text:style-name="P125">Exercises in CLRS</text:p>
            </text:list-item>
          </text:list>
        </text:list-item>
        <text:list-item>
          <text:p text:style-name="P51"><text:bookmark text:name="Symbol Table"/>Symbol Tables</text:p>
          <text:list>
            <text:list-item>
              <text:p text:style-name="P165">Binary search average case analysis</text:p>
            </text:list-item>
            <text:list-item>
              <text:p text:style-name="P126"><text:span text:style-name="T23">Sequential </text:span><text:span text:style-name="T92">analysis</text:span></text:p>
            </text:list-item>
          </text:list>
        </text:list-item>
        <text:list-item>
          <text:p text:style-name="P54"><text:bookmark text:name="Hashing"/>Hashing</text:p>
          <text:list>
            <text:list-item>
              <text:p text:style-name="P127">Analysis</text:p>
            </text:list-item>
            <text:list-item>
              <text:p text:style-name="P123">Dynamic hashing</text:p>
            </text:list-item>
          </text:list>
        </text:list-item>
      </text:list>
      <text:p text:style-name="P17"/>
      <text:p text:style-name="P12">Algorithms</text:p>
      <text:list xml:id="list3124461916511304682" text:style-name="L8">
        <text:list-item>
          <text:p text:style-name="P212"><text:bookmark text:name="Asymptotic notation"/>Asymptotic notation</text:p>
          <text:list>
            <text:list-item>
              <text:p text:style-name="P200"><text:span text:style-name="T27">Learn calculus and then learn </text:span><text:span text:style-name="T32">asymptotic notation </text:span><text:span text:style-name="T27">from CLRS</text:span></text:p>
            </text:list-item>
            <text:list-item>
              <text:p text:style-name="P202">Learn from priess</text:p>
            </text:list-item>
            <text:list-item>
              <text:p text:style-name="P217"><text:span text:style-name="T32">Formalize and make notes about </text:span><text:span text:style-name="T27">Analysis, Notions of space and time complexity, Worst </text:span><text:span text:style-name="T27">and average case analysis, Asymptotic analysis (best, worst, average cases) of time and </text:span><text:span text:style-name="T27">space, upper and lower bounds,</text:span></text:p>
            </text:list-item>
          </text:list>
        </text:list-item>
        <text:list-item>
          <text:p text:style-name="P213"><text:bookmark text:name="Design"/>Design</text:p>
          <text:list>
            <text:list-item>
              <text:p text:style-name="P201"><text:span text:style-name="T7">Largest monotonically increasing sequence, fractional knapsack, </text:span><text:span text:style-name="T10">scheduling with deadlines and profits, </text:span><text:span text:style-name="T11">longest monotonically increasing sequence, subset-sum</text:span><text:span text:style-name="T7">.</text:span></text:p>
            </text:list-item>
            <text:list-item>
              <text:p text:style-name="P263">Notes on Fibonacci, Tower of Hanoi</text:p>
            </text:list-item>
          </text:list>
        </text:list-item>
        <text:list-item>
          <text:p text:style-name="P213"><text:bookmark text:name="Graphs"/>Graphs</text:p>
          <text:list>
            <text:list-item>
              <text:p text:style-name="P227">Forward edge</text:p>
            </text:list-item>
            <text:list-item>
              <text:p text:style-name="P227">Back edge</text:p>
            </text:list-item>
            <text:list-item>
              <text:p text:style-name="P228">Cross edge</text:p>
            </text:list-item>
            <text:list-item>
              <text:p text:style-name="P218"><text:span text:style-name="T5">Use of data structures in implementation of all three </text:span><text:span text:style-name="T8">MST </text:span><text:span text:style-name="T5">algorithms</text:span></text:p>
            </text:list-item>
            <text:list-item>
              <text:p text:style-name="P234">All <text:span text:style-name="T31">MST </text:span>algorithms are implemented using the adjacency list representation. The performance equations are derived for this implementation.</text:p>
            </text:list-item>
            <text:list-item>
              <text:p text:style-name="P160">Why is marked[] not needed for Dijkstra's algorithm?</text:p>
            </text:list-item>
            <text:list-item>
              <text:p text:style-name="P161">All pairs shortest path</text:p>
            </text:list-item>
          </text:list>
        </text:list-item>
        <text:list-item>
          <text:p text:style-name="P213"><text:bookmark text:name="Sorting"/>Sorting</text:p>
          <text:list>
            <text:list-item>
              <text:p text:style-name="P220"><text:span text:style-name="T93">Average case analysis</text:span></text:p>
            </text:list-item>
            <text:list-item>
              <text:p text:style-name="P219">Radix sort</text:p>
            </text:list-item>
          </text:list>
        </text:list-item>
      </text:list>
      <text:p text:style-name="P19"/>
      <text:p text:style-name="P6">Theory of computation</text:p>
      <text:list xml:id="list5521005774698459903" text:style-name="L9">
        <text:list-item>
          <text:p text:style-name="P241"><text:bookmark text:name="Regular Languages"/><text:span text:style-name="T84">Regular languages and finite </text:span><text:span text:style-name="T85">automaton</text:span></text:p>
          <text:list>
            <text:list-item>
              <text:p text:style-name="P221">Regular grammars</text:p>
            </text:list-item>
            <text:list-item>
              <text:p text:style-name="P222">Complete exercise in Sipser</text:p>
            </text:list-item>
            <text:list-item>
              <text:p text:style-name="P229">Myhill-Nerode Theorem for non-regularity test – TG – 2241 -12</text:p>
            </text:list-item>
            <text:list-item>
              <text:p text:style-name="P229">Algebr<text:span text:style-name="T34">ai</text:span>c laws of regular expression</text:p>
            </text:list-item>
            <text:list-item>
              <text:p text:style-name="P231">Coding an <text:span text:style-name="T48">NFA</text:span> or a <text:span text:style-name="T48">DFA</text:span></text:p>
            </text:list-item>
            <text:list-item>
              <text:p text:style-name="P232">Product of automaton</text:p>
            </text:list-item>
            <text:list-item>
              <text:p text:style-name="P233"><text:soft-page-break/><text:span text:style-name="T71">S</text:span><text:span text:style-name="T70">implification of regular expressions – TG – 2254 - 46</text:span></text:p>
            </text:list-item>
            <text:list-item>
              <text:p text:style-name="P223"><text:span text:style-name="T28">Closure under Reverse, NoPrefix, NoExtend, Difference, Reversal, Homomorphism, Inverse Homomorphism, Symmetric difference, </text:span><text:span text:style-name="T35">Quotient</text:span></text:p>
            </text:list-item>
          </text:list>
        </text:list-item>
        <text:list-item>
          <text:p text:style-name="P215"><text:bookmark text:name="CFL"/><text:span text:style-name="T25">Context free languages and Push-down </text:span><text:span text:style-name="T26">automaton</text:span></text:p>
          <text:list>
            <text:list-item>
              <text:p text:style-name="P230">Complete exercises in Sipser</text:p>
            </text:list-item>
            <text:list-item>
              <text:p text:style-name="P223"><text:span text:style-name="T29">Closure under Reverse, NoPrefix, NoExtend, Difference, Reversal, Homomorphism, </text:span><text:span text:style-name="T29">Inverse Homomorphism, Symmetric difference, </text:span><text:span text:style-name="T35">Quotient</text:span></text:p>
            </text:list-item>
            <text:list-item>
              <text:p text:style-name="P224">Motivations for Chomsky's normal form'</text:p>
              <text:list>
                <text:list-item>
                  <text:p text:style-name="P224"><text:span text:style-name="T48">CYK</text:span> algorithm – O(n<text:span text:style-name="T44">3</text:span><text:span text:style-name="T19">)</text:span></text:p>
                </text:list-item>
              </text:list>
            </text:list-item>
            <text:list-item>
              <text:p text:style-name="P224">Checking if a <text:span text:style-name="T36">grammar</text:span> is unambiguous is undecidable</text:p>
            </text:list-item>
            <text:list-item>
              <text:p text:style-name="P224">Is the start symbol is a useless symbol?</text:p>
            </text:list-item>
            <text:list-item>
              <text:p text:style-name="P224"><text:s/>backnaus normal form is used to define the syntax of programming languages</text:p>
            </text:list-item>
            <text:list-item>
              <text:p text:style-name="P224">inherently <text:span text:style-name="T37">ambiguous</text:span> <text:span text:style-name="T36">grammar.</text:span> Any string with i = j = k can be derived <text:span text:style-name="T36">ambiguously</text:span></text:p>
            </text:list-item>
            <text:list-item>
              <text:p text:style-name="P242">exercise problems of aduni</text:p>
            </text:list-item>
            <text:list-item>
              <text:p text:style-name="P243">Regular grammers</text:p>
            </text:list-item>
            <text:list-item>
              <text:p text:style-name="P243">Linear grammers</text:p>
            </text:list-item>
            <text:list-item>
              <text:p text:style-name="P243">Relation between regular and linear grammers</text:p>
              <text:list>
                <text:list-item>
                  <text:p text:style-name="P262"><text:span text:style-name="T52">TG – 2255 - </text:span><text:span text:style-name="T54">25</text:span></text:p>
                </text:list-item>
              </text:list>
            </text:list-item>
          </text:list>
        </text:list-item>
        <text:list-item>
          <text:p text:style-name="P214"><text:bookmark text:name="RES"/>Recursively enumerable sets</text:p>
          <text:list>
            <text:list-item>
              <text:p text:style-name="P182">Any TM could be simulated with a TM with just three symbols, {0, 1, blank}. The trade-off would be extra states. What does the extra states mean?</text:p>
            </text:list-item>
            <text:list-item>
              <text:p text:style-name="P182">TM that cannot write on the input portion of the tape - RL</text:p>
            </text:list-item>
            <text:list-item>
              <text:p text:style-name="P182">TM with left reset</text:p>
            </text:list-item>
            <text:list-item>
              <text:p text:style-name="P187">Why are the below called so</text:p>
              <text:list>
                <text:list-item>
                  <text:p text:style-name="P182">recursive language</text:p>
                </text:list-item>
                <text:list-item>
                  <text:p text:style-name="P183">recursively enumerable</text:p>
                </text:list-item>
              </text:list>
            </text:list-item>
            <text:list-item>
              <text:p text:style-name="P182"><text:span text:style-name="T38">I</text:span>f a language 'A' is enumerable in lexicographic order, then it is <text:span text:style-name="T33">decidable </text:span></text:p>
            </text:list-item>
            <text:list-item>
              <text:p text:style-name="P184">Why are there languages that are not even turing recognizable?</text:p>
            </text:list-item>
          </text:list>
        </text:list-item>
        <text:list-item>
          <text:p text:style-name="P214"><text:bookmark text:name="Undecidability"/>Undecidability</text:p>
          <text:list>
            <text:list-item>
              <text:p text:style-name="P225"><text:span text:style-name="T39">Learn and make notes about proving </text:span><text:span text:style-name="T41">undecidability</text:span></text:p>
            </text:list-item>
            <text:list-item>
              <text:p text:style-name="P226">Post correspondence problem</text:p>
            </text:list-item>
          </text:list>
        </text:list-item>
        <text:list-item>
          <text:p text:style-name="P64"><text:bookmark text:name="Complexity classes"/>Complexity classes</text:p>
          <text:list>
            <text:list-item>
              <text:p text:style-name="P162">SAT</text:p>
            </text:list-item>
            <text:list-item>
              <text:p text:style-name="P162">Proving NP and NP-completeness</text:p>
            </text:list-item>
            <text:list-item>
              <text:p text:style-name="P163"><text:span text:style-name="T40">Learn and make notes about </text:span>NP-H<text:span text:style-name="T3">a</text:span>rd Problems</text:p>
            </text:list-item>
          </text:list>
        </text:list-item>
      </text:list>
      <text:p text:style-name="P20"/>
      <text:p text:style-name="P7">Compiler Design</text:p>
      <text:list xml:id="list190435012403948801" text:style-name="L10">
        <text:list-item>
          <text:p text:style-name="P55"><text:bookmark text:name="Lexical analysis"/>Lexical analysis</text:p>
          <text:list>
            <text:list-item>
              <text:p text:style-name="P87">Study from Dragon book and make notes from Aiken and Dragon book</text:p>
            </text:list-item>
          </text:list>
        </text:list-item>
        <text:list-item>
          <text:p text:style-name="P55"><text:bookmark text:name="Parsing"/>Parsing</text:p>
          <text:list>
            <text:list-item>
              <text:p text:style-name="P87">Study from Dragon book and make notes</text:p>
            </text:list-item>
            <text:list-item>
              <text:p text:style-name="P87">Sometimes the generated parse tree may only be implicit. The compiler may never build the parse tree. What does this mean?</text:p>
            </text:list-item>
            <text:list-item>
              <text:p text:style-name="P87">Operator precedence parsing</text:p>
            </text:list-item>
            <text:list-item>
              <text:p text:style-name="P88"><text:a xlink:type="simple" xlink:href="http://cs.stackexchange.com/questions/2713/are-regular-expressions-lrk"><text:span text:style-name="T72">Every regular grammar is LL(1)</text:span></text:a></text:p>
            </text:list-item>
          </text:list>
        </text:list-item>
        <text:list-item>
          <text:p text:style-name="P55"><text:bookmark text:name="Syntax directed translation"/>Syntax directed translation</text:p>
          <text:list>
            <text:list-item>
              <text:p text:style-name="P87">Study from Dragon book and make notes</text:p>
            </text:list-item>
          </text:list>
        </text:list-item>
        <text:list-item>
          <text:p text:style-name="P56"><text:bookmark text:name="Runtime Environment"/>Runtime environment</text:p>
          <text:list>
            <text:list-item>
              <text:p text:style-name="P128">Implementation of dynamic scoping</text:p>
            </text:list-item>
            <text:list-item>
              <text:p text:style-name="P129"><text:soft-page-break/>Complete notes</text:p>
            </text:list-item>
          </text:list>
        </text:list-item>
        <text:list-item>
          <text:p text:style-name="P56"><text:bookmark text:name="Code Generation"/>Code Generation</text:p>
          <text:list>
            <text:list-item>
              <text:p text:style-name="P87">Study from Dragon book and make notes</text:p>
            </text:list-item>
          </text:list>
        </text:list-item>
        <text:list-item>
          <text:p text:style-name="P55"><text:bookmark text:name="Optimization"/>Optimization</text:p>
          <text:list>
            <text:list-item>
              <text:p text:style-name="P87">Study from Dragon book and make notes</text:p>
            </text:list-item>
            <text:list-item>
              <text:p text:style-name="P89">Control flow graph – Various types of edges</text:p>
              <text:list>
                <text:list-item>
                  <text:p text:style-name="P252"><text:span text:style-name="T52">TG – 2255 - </text:span><text:span text:style-name="T53">22</text:span></text:p>
                </text:list-item>
              </text:list>
            </text:list-item>
            <text:list-item>
              <text:p text:style-name="P87">How is multiplication as fast as any single instruction on modern machines??</text:p>
            </text:list-item>
          </text:list>
        </text:list-item>
      </text:list>
      <text:p text:style-name="P8"/>
      <text:p text:style-name="P8">Operating System</text:p>
      <text:list xml:id="list6466227956227117486" text:style-name="L11">
        <text:list-item>
          <text:p text:style-name="P57"><text:bookmark text:name="Processes"/>Processes</text:p>
          <text:list>
            <text:list-item>
              <text:p text:style-name="P130">Context-switch</text:p>
              <text:list>
                <text:list-item>
                  <text:p text:style-name="P131">medium term scheduler – swapping chapter – 8, memory</text:p>
                </text:list-item>
                <text:list-item>
                  <text:p text:style-name="P131">memory limits in PCB – memory</text:p>
                </text:list-item>
                <text:list-item>
                  <text:p text:style-name="P134">as we will see in chapter 8, advanced memory management techniques may require extra data to be switched with each context.</text:p>
                </text:list-item>
                <text:list-item>
                  <text:p text:style-name="P134">Elaborate on the memory-management info that is present in the PCB when reading memory management.</text:p>
                </text:list-item>
              </text:list>
            </text:list-item>
            <text:list-item>
              <text:p text:style-name="P58">Threads</text:p>
              <text:list>
                <text:list-item>
                  <text:p text:style-name="P135">Thread specific data</text:p>
                </text:list-item>
                <text:list-item>
                  <text:p text:style-name="P135">signal handling</text:p>
                </text:list-item>
                <text:list-item>
                  <text:p text:style-name="P135">read threads in USP after synchronization and deadlock</text:p>
                </text:list-item>
                <text:list-item>
                  <text:p text:style-name="P136">allocating a memory map is time consuming</text:p>
                </text:list-item>
                <text:list-item>
                  <text:p text:style-name="P136">project 1 – Naming service Project</text:p>
                </text:list-item>
                <text:list-item>
                  <text:p text:style-name="P136">project 2 – matrix multiplication</text:p>
                </text:list-item>
                <text:list-item>
                  <text:p text:style-name="P90">Why is switching to and from from user space and kernel space costly?</text:p>
                </text:list-item>
              </text:list>
            </text:list-item>
            <text:list-item>
              <text:p text:style-name="P58">Scheduling</text:p>
              <text:list>
                <text:list-item>
                  <text:p text:style-name="P91">Read stallings website</text:p>
                </text:list-item>
                <text:list-item>
                  <text:p text:style-name="P91">Read chapter from stallings book</text:p>
                </text:list-item>
                <text:list-item>
                  <text:p text:style-name="P94">Why is response ratio called so?</text:p>
                </text:list-item>
                <text:list-item>
                  <text:p text:style-name="P136">come back to preemptive scheduling after synchronization and deadlock</text:p>
                </text:list-item>
                <text:list-item>
                  <text:p text:style-name="P131">sections of code affected by interrupts must be guarded from simultaneous use. Which are these section? Interrupts are disabled before the kernel enters them</text:p>
                </text:list-item>
                <text:list-item>
                  <text:p text:style-name="P131">multi-threaded cores</text:p>
                </text:list-item>
                <text:list-item>
                  <text:p text:style-name="P95">thread safe</text:p>
                </text:list-item>
              </text:list>
            </text:list-item>
            <text:list-item>
              <text:p text:style-name="P94">Make notes for signals</text:p>
            </text:list-item>
          </text:list>
        </text:list-item>
        <text:list-item>
          <text:p text:style-name="P59"><text:bookmark text:name="IPC"/>Inter-process communication</text:p>
          <text:list>
            <text:list-item>
              <text:p text:style-name="P132">Exercises of USP</text:p>
            </text:list-item>
            <text:list-item>
              <text:p text:style-name="P132"><text:span text:style-name="T48">S</text:span>ilberschatz 3.20</text:p>
            </text:list-item>
            <text:list-item>
              <text:p text:style-name="P92">A message-passing application which does not use synchronization and one which dose</text:p>
            </text:list-item>
            <text:list-item>
              <text:p text:style-name="P92"><text:span text:style-name="T48">S</text:span>ilberschatz 3.21</text:p>
            </text:list-item>
            <text:list-item>
              <text:p text:style-name="P92">Client which uses <text:span text:style-name="T48">RPC</text:span></text:p>
            </text:list-item>
            <text:list-item>
              <text:p text:style-name="P96">App using ordinary pipes, FIFO, popen</text:p>
            </text:list-item>
          </text:list>
        </text:list-item>
        <text:list-item>
          <text:p text:style-name="P57"><text:bookmark text:name="Deadlock"/>Deadlock</text:p>
          <text:list>
            <text:list-item>
              <text:p text:style-name="P172">Deadlock avoidance is less restrictive than deadlock prevention.</text:p>
            </text:list-item>
          </text:list>
        </text:list-item>
        <text:list-item>
          <text:p text:style-name="P57"><text:bookmark text:name="Memory management"/>Memory management and virtual memory</text:p>
          <text:list>
            <text:list-item>
              <text:p text:style-name="P173">Segmentation with paging</text:p>
              <text:list>
                <text:list-item>
                  <text:p text:style-name="P173">paged segmentation</text:p>
                </text:list-item>
                <text:list-item>
                  <text:p text:style-name="P173">segmented-paging</text:p>
                </text:list-item>
                <text:list-item>
                  <text:p text:style-name="P174"><text:soft-page-break/>Advantages of both</text:p>
                </text:list-item>
              </text:list>
            </text:list-item>
            <text:list-item>
              <text:p text:style-name="P179">Stack based LRU page replacement is suitable for microcode implementations of LRU replacement.</text:p>
            </text:list-item>
            <text:list-item>
              <text:p text:style-name="P179">Programming using <text:span text:style-name="T48">'</text:span>mmap<text:span text:style-name="T48">'</text:span></text:p>
            </text:list-item>
            <text:list-item>
              <text:p text:style-name="P180">Go back to DMA in <text:span text:style-name="T48">Patterson</text:span> and <text:span text:style-name="T48">Hennessey</text:span></text:p>
            </text:list-item>
            <text:list-item>
              <text:p text:style-name="P180">Write a small app which makes use of dynamic loading </text:p>
            </text:list-item>
          </text:list>
        </text:list-item>
        <text:list-item>
          <text:p text:style-name="P57"><text:bookmark text:name="File System"/>File system</text:p>
          <text:list>
            <text:list-item>
              <text:p text:style-name="P133"><text:span text:style-name="T20">Through the layers - </text:span><text:span text:style-name="T21">I</text:span><text:span text:style-name="T20">llustration</text:span></text:p>
            </text:list-item>
            <text:list-item>
              <text:p text:style-name="P133">Google file system</text:p>
            </text:list-item>
            <text:list-item>
              <text:p text:style-name="P133">FUSE file system</text:p>
            </text:list-item>
            <text:list-item>
              <text:p text:style-name="P133">Booting(covered in storage system)</text:p>
            </text:list-item>
            <text:list-item>
              <text:p text:style-name="P133">Exercise</text:p>
              <text:list>
                <text:list-item>
                  <text:p text:style-name="P133">11.10</text:p>
                </text:list-item>
                <text:list-item>
                  <text:p text:style-name="P133">11.13</text:p>
                </text:list-item>
                <text:list-item>
                  <text:p text:style-name="P133">11.16</text:p>
                </text:list-item>
              </text:list>
            </text:list-item>
            <text:list-item>
              <text:p text:style-name="P137">Design considerations of a file system – Other factors</text:p>
            </text:list-item>
            <text:list-item>
              <text:p text:style-name="P93">WAFL</text:p>
            </text:list-item>
            <text:list-item>
              <text:p text:style-name="P93">ZFS</text:p>
            </text:list-item>
            <text:list-item>
              <text:p text:style-name="P97">Incremental backup</text:p>
            </text:list-item>
            <text:list-item>
              <text:p text:style-name="P98">File system backup</text:p>
            </text:list-item>
            <text:list-item>
              <text:p text:style-name="P98">NFS</text:p>
            </text:list-item>
          </text:list>
        </text:list-item>
        <text:list-item>
          <text:p text:style-name="P60"><text:bookmark text:name="Protection"/>Protection and Security</text:p>
          <text:list>
            <text:list-item>
              <text:p text:style-name="P155">Need <text:span text:style-name="T22">Read and </text:span>to make notes</text:p>
            </text:list-item>
          </text:list>
        </text:list-item>
      </text:list>
      <text:p text:style-name="P18"/>
      <text:p text:style-name="P9">Databases</text:p>
      <text:list xml:id="list2927433498188794399" text:style-name="L12">
        <text:list-item>
          <text:p text:style-name="P61"><text:bookmark-start text:name="ER-Model"/>ER-model<text:bookmark-end text:name="ER-Model"/></text:p>
          <text:list>
            <text:list-item>
              <text:p text:style-name="P102">Aggregations</text:p>
            </text:list-item>
          </text:list>
        </text:list-item>
        <text:list-item>
          <text:p text:style-name="P65"><text:bookmark text:name="Relational model"/>Relational model</text:p>
        </text:list-item>
        <text:list-item>
          <text:p text:style-name="P65"><text:bookmark text:name="Database design"/>Database design</text:p>
          <text:list>
            <text:list-item>
              <text:p text:style-name="P175">Checking if a decomposition into more than two relations is non-additive</text:p>
            </text:list-item>
            <text:list-item>
              <text:p text:style-name="P176">Calculating minimum or canonical cover –<text:span text:style-name="T55"> TG – 2255 - 35</text:span></text:p>
            </text:list-item>
          </text:list>
        </text:list-item>
        <text:list-item>
          <text:p text:style-name="P181"><text:bookmark text:name="SQL"/>SQL</text:p>
        </text:list-item>
        <text:list-item>
          <text:p text:style-name="P62">File structures</text:p>
          <text:list>
            <text:list-item>
              <text:p text:style-name="P138">Comparison of ordered indexing and hashing</text:p>
            </text:list-item>
            <text:list-item>
              <text:p text:style-name="P139"><text:bookmark text:name="Dynamic Hashing"/>Dynamic hashing</text:p>
            </text:list-item>
            <text:list-item>
              <text:p text:style-name="P140"><text:bookmark text:name="B+ Tree"/><text:span text:style-name="T50">Operations on B and </text:span>B+ tre<text:span text:style-name="T50">es</text:span></text:p>
            </text:list-item>
          </text:list>
        </text:list-item>
        <text:list-item>
          <text:p text:style-name="P61"><text:bookmark text:name="Transactions and concurrency control"/>Transactions and concurrency control</text:p>
          <text:list>
            <text:list-item>
              <text:p text:style-name="P188">Why is view schedules called so?</text:p>
            </text:list-item>
            <text:list-item>
              <text:p text:style-name="P185">How can serializability order based on lock points(2PL) and commit orders(Rigorous 2PL) be useful?</text:p>
            </text:list-item>
            <text:list-item>
              <text:p text:style-name="P186">Implementation of locking</text:p>
            </text:list-item>
            <text:list-item>
              <text:p text:style-name="P186">Concurrency in index structures</text:p>
            </text:list-item>
            <text:list-item>
              <text:p text:style-name="P186"><text:span text:style-name="T49">G</text:span>raph based schemes</text:p>
            </text:list-item>
            <text:list-item>
              <text:p text:style-name="P249"><text:a xlink:type="simple" xlink:href="https://www.gatementor.com/viewtopic.php?f=268&amp;t=10240"><text:span text:style-name="T66">How does the tree protoc</text:span></text:a><text:a xlink:type="simple" xlink:href="https://www.gatementor.com/viewtopic.php?f=268&amp;t=10240"><text:span text:style-name="T67">o</text:span></text:a><text:a xlink:type="simple" xlink:href="https://www.gatementor.com/viewtopic.php?f=268&amp;t=10240">l prevent deadlocks</text:a><text:span text:style-name="T66">?</text:span></text:p>
            </text:list-item>
            <text:list-item>
              <text:p text:style-name="P186"><text:span text:style-name="T49">2PL</text:span> with multi-version concurrency control</text:p>
            </text:list-item>
            <text:list-item>
              <text:p text:style-name="P244"><text:span text:style-name="T30">How are transactions made to obey the protocols specified above? The host </text:span><text:span text:style-name="T30">programming language hands of a transaction to the database system. Here a </text:span><text:span text:style-name="T30">preprocessor like tool generates lock commands or </text:span>reji</text:p>
            </text:list-item>
            <text:list-item>
              <text:p text:style-name="P175">Do both(locking and timestamp-based protocols) produce equivalent schedules?</text:p>
            </text:list-item>
            <text:list-item>
              <text:p text:style-name="P175"><text:soft-page-break/>Illustration where downgrading of locks helps</text:p>
            </text:list-item>
            <text:list-item>
              <text:p text:style-name="P175">Prove that 2P<text:span text:style-name="T49">L</text:span> cannot produce all possible conflict-serializable schedules</text:p>
            </text:list-item>
            <text:list-item>
              <text:p text:style-name="P175">What type of additional information is necessary to produce all possible conflict-serializable schedules</text:p>
            </text:list-item>
            <text:list-item>
              <text:p text:style-name="P175">Validation based protocols</text:p>
            </text:list-item>
            <text:list-item>
              <text:p text:style-name="P177"><text:span text:style-name="T42">Locking of B</text:span><text:span text:style-name="T43">+</text:span><text:span text:style-name="T42"> </text:span><text:span text:style-name="T48">indices's</text:span></text:p>
            </text:list-item>
          </text:list>
        </text:list-item>
      </text:list>
      <text:p text:style-name="P15"/>
      <text:p text:style-name="P10">Computer networks</text:p>
      <text:list xml:id="list2409067737242561601" text:style-name="L13">
        <text:list-item>
          <text:p text:style-name="P63"><text:bookmark text:name="AL"/>Application layer protocols</text:p>
          <text:list>
            <text:list-item>
              <text:p text:style-name="P141">Make notes for <text:span text:style-name="T48">DNS, SMTP, POP, FTP, HTTP - Kurose</text:span></text:p>
            </text:list-item>
          </text:list>
        </text:list-item>
        <text:list-item>
          <text:p text:style-name="P63"><text:bookmark text:name="TL"/>Transport layer</text:p>
          <text:list>
            <text:list-item>
              <text:p text:style-name="P24">Read TCP/IP illustrated volume 1</text:p>
            </text:list-item>
            <text:list-item>
              <text:p text:style-name="P24">One TCP app and one UDP app(Refer TCP/IP : Illustrated volume by Richard Stevens)</text:p>
              <text:list>
                <text:list-item>
                  <text:p text:style-name="P24">To understand difference between a message-oriented and a stream oriented protocol</text:p>
                </text:list-item>
                <text:list-item>
                  <text:p text:style-name="P24">To understand the significance of urgent mode</text:p>
                </text:list-item>
                <text:list-item>
                  <text:p text:style-name="P24">To understand the significance of the PSH mode</text:p>
                </text:list-item>
              </text:list>
            </text:list-item>
            <text:list-item>
              <text:p text:style-name="P24">How does the app communicate with the TCP regarding urgent data</text:p>
            </text:list-item>
            <text:list-item>
              <text:p text:style-name="P24">How does receiver TCP communicate with IP to obtain IP datagram length</text:p>
            </text:list-item>
            <text:list-item>
              <text:p text:style-name="P25">What are the parameters exchanged during the initial 3-way handshake or connection establishment by two TCP entities?</text:p>
            </text:list-item>
            <text:list-item>
              <text:p text:style-name="P26">Transfer notes about <text:span text:style-name="T48">TCP</text:span> performance</text:p>
            </text:list-item>
            <text:list-item>
              <text:p text:style-name="P27">Berkeley sockets</text:p>
            </text:list-item>
          </text:list>
        </text:list-item>
        <text:list-item>
          <text:p text:style-name="P63"><text:bookmark text:name="NL"/>Network layer</text:p>
          <text:list>
            <text:list-item>
              <text:p text:style-name="P245">BGP</text:p>
            </text:list-item>
            <text:list-item>
              <text:p text:style-name="P142">Adaptive routing</text:p>
            </text:list-item>
            <text:list-item>
              <text:p text:style-name="P143">leaky and token bucket algorithm</text:p>
            </text:list-item>
            <text:list-item>
              <text:p text:style-name="P144">Oscillations in link state routing</text:p>
            </text:list-item>
          </text:list>
        </text:list-item>
        <text:list-item>
          <text:p text:style-name="P63"><text:bookmark text:name="LL"/>Link layer</text:p>
          <text:list>
            <text:list-item>
              <text:p text:style-name="P235">Calculation of <text:span text:style-name="T48">CRC</text:span> checksum of the <text:span text:style-name="T48">Ethernet</text:span> frame</text:p>
            </text:list-item>
            <text:list-item>
              <text:p text:style-name="P235">Token ring <text:span text:style-name="T48">LAN</text:span></text:p>
            </text:list-item>
            <text:list-item>
              <text:p text:style-name="P236"><text:a xlink:type="simple" xlink:href="http://en.wikipedia.org/wiki/Spanning_Tree_Protocol"><text:span text:style-name="T73">Spanning tree </text:span></text:a><text:a xlink:type="simple" xlink:href="http://en.wikipedia.org/wiki/Spanning_Tree_Protocol"><text:span text:style-name="T74">protocol</text:span></text:a><text:span text:style-name="T74"> – notes</text:span></text:p>
              <text:list>
                <text:list-item>
                  <text:p text:style-name="P237">4.7.3 - Tenaunbaum</text:p>
                </text:list-item>
              </text:list>
            </text:list-item>
            <text:list-item>
              <text:p text:style-name="P99">PPP</text:p>
            </text:list-item>
            <text:list-item>
              <text:p text:style-name="P100">Different topologies</text:p>
            </text:list-item>
          </text:list>
        </text:list-item>
        <text:list-item>
          <text:p text:style-name="P63"><text:bookmark text:name="Network security"/>Network security</text:p>
          <text:list>
            <text:list-item>
              <text:p text:style-name="P235">RSA public key cryptography</text:p>
            </text:list-item>
            <text:list-item>
              <text:p text:style-name="P235">Diffie-Hellman key exchange and public key cryptography</text:p>
            </text:list-item>
            <text:list-item>
              <text:p text:style-name="P235">DE<text:span text:style-name="T45">S</text:span></text:p>
            </text:list-item>
            <text:list-item>
              <text:p text:style-name="P99">AES</text:p>
            </text:list-item>
          </text:list>
        </text:list-item>
      </text:list>
      <text:p text:style-name="P1"/>
      <text:p text:style-name="P11"><text:bookmark text:name="Information systems and software engineering"/>Information systems and software engineering</text:p>
      <text:list xml:id="list8627668769655069386" text:style-name="L14">
        <text:list-item>
          <text:p text:style-name="P216"><text:bookmark-start text:name="Information gathering"/><text:span text:style-name="T57">I</text:span><text:span text:style-name="T58">nformation gathering</text:span><text:bookmark-end text:name="Information gathering"/></text:p>
          <text:list>
            <text:list-item>
              <text:p text:style-name="P238">Need to determine material to study</text:p>
            </text:list-item>
          </text:list>
        </text:list-item>
        <text:list-item>
          <text:p text:style-name="P216"><text:bookmark-start text:name="Requirement and feasibility analysis"/><text:span text:style-name="T57">R</text:span><text:span text:style-name="T58">equirement and feasibility analysis</text:span><text:bookmark-end text:name="Requirement and feasibility analysis"/></text:p>
          <text:list>
            <text:list-item>
              <text:p text:style-name="P239"><text:span text:style-name="T56">Mall - </text:span>Module 3</text:p>
            </text:list-item>
          </text:list>
        </text:list-item>
        <text:list-item>
          <text:p text:style-name="P216"><text:bookmark-start text:name="Data flow diagrams"/><text:span text:style-name="T57">D</text:span><text:span text:style-name="T58">ata flow diagrams</text:span><text:bookmark-end text:name="Data flow diagrams"/></text:p>
          <text:list>
            <text:list-item>
              <text:p text:style-name="P239"><text:span text:style-name="T56">Mall - </text:span>Module 5</text:p>
            </text:list-item>
          </text:list>
        </text:list-item>
        <text:list-item>
          <text:p text:style-name="P216"><text:bookmark-start text:name="Process specifications"/><text:span text:style-name="T57">P</text:span><text:span text:style-name="T58">rocess specifications</text:span><text:bookmark-end text:name="Process specifications"/></text:p>
          <text:list>
            <text:list-item>
              <text:p text:style-name="P238">Need to determine material to study</text:p>
            </text:list-item>
          </text:list>
        </text:list-item>
        <text:list-item>
          <text:p text:style-name="P216"><text:bookmark-start text:name="Input-output design"/><text:soft-page-break/><text:span text:style-name="T57">I</text:span><text:span text:style-name="T58">nput/output design</text:span><text:bookmark-end text:name="Input-output design"/></text:p>
          <text:list>
            <text:list-item>
              <text:p text:style-name="P238">Need to determine material to study</text:p>
            </text:list-item>
          </text:list>
        </text:list-item>
        <text:list-item>
          <text:p text:style-name="P216"><text:bookmark-start text:name="Process life cycle"/><text:span text:style-name="T57">P</text:span><text:span text:style-name="T58">rocess life cycle</text:span><text:bookmark-end text:name="Process life cycle"/></text:p>
          <text:list>
            <text:list-item>
              <text:p text:style-name="P239"><text:span text:style-name="T56">Mall - </text:span>Module 2</text:p>
            </text:list-item>
          </text:list>
        </text:list-item>
        <text:list-item>
          <text:p text:style-name="P216"><text:bookmark-start text:name="Planning and managing the project"/><text:span text:style-name="T57">P</text:span><text:span text:style-name="T58">lanning and managing the project</text:span><text:bookmark-end text:name="Planning and managing the project"/></text:p>
          <text:list>
            <text:list-item>
              <text:p text:style-name="P240"><text:span text:style-name="T56">Mall - </text:span><text:span text:style-name="T59">Module 11</text:span></text:p>
            </text:list-item>
          </text:list>
        </text:list-item>
        <text:list-item>
          <text:p text:style-name="P216"><text:bookmark-start text:name="Coding"/><text:span text:style-name="T57">C</text:span><text:span text:style-name="T58">oding</text:span><text:bookmark-end text:name="Coding"/></text:p>
          <text:list>
            <text:list-item>
              <text:p text:style-name="P239"><text:span text:style-name="T56">Mall - </text:span>Module 10</text:p>
            </text:list-item>
          </text:list>
        </text:list-item>
        <text:list-item>
          <text:p text:style-name="P216"><text:bookmark-start text:name="Testing"/><text:span text:style-name="T57">T</text:span><text:span text:style-name="T58">esting</text:span><text:bookmark-end text:name="Testing"/></text:p>
          <text:list>
            <text:list-item>
              <text:p text:style-name="P239"><text:span text:style-name="T56">Mall - </text:span>Module 10</text:p>
            </text:list-item>
          </text:list>
        </text:list-item>
        <text:list-item>
          <text:p text:style-name="P216"><text:bookmark-start text:name="Implementation"/><text:span text:style-name="T57">I</text:span><text:span text:style-name="T58">mplementation</text:span><text:bookmark-end text:name="Implementation"/></text:p>
          <text:list>
            <text:list-item>
              <text:p text:style-name="P238">Need to determine material to study</text:p>
            </text:list-item>
          </text:list>
        </text:list-item>
        <text:list-item>
          <text:p text:style-name="P216"><text:bookmark-start text:name="Maintenance"/><text:span text:style-name="T57">M</text:span><text:span text:style-name="T58">aintenance</text:span><text:bookmark-end text:name="Maintenance"/></text:p>
          <text:list>
            <text:list-item>
              <text:p text:style-name="P101">Module 14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Lohit Hindi1" svg:font-family="'Lohit Hindi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1T17:06:19</meta:creation-date>
    <dc:date>2013-04-28T15:35:15</dc:date>
    <meta:editing-duration>PT19H23M47S</meta:editing-duration>
    <meta:editing-cycles>226</meta:editing-cycles>
    <meta:generator>LibreOffice/4.0.2.2$Linux_x86 LibreOffice_project/400m0$Build-2</meta:generator>
    <dc:creator>Kempa </dc:creator>
    <meta:document-statistic meta:table-count="0" meta:image-count="0" meta:object-count="0" meta:page-count="10" meta:paragraph-count="418" meta:word-count="2484" meta:character-count="14111" meta:non-whitespace-character-count="12392"/>
  </office:meta>
</office:document-meta>
</file>